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55cm" fo:min-width="3.1cm"/>
      <style:paragraph-properties style:writing-mode="lr-tb"/>
    </style:style>
    <style:style style:name="gr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1cm"/>
      <style:paragraph-properties style:writing-mode="lr-tb"/>
    </style:style>
    <style:style style:name="gr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18cm"/>
      <style:paragraph-properties style:writing-mode="lr-tb"/>
    </style:style>
    <style:style style:name="gr4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1cm"/>
      <style:paragraph-properties style:writing-mode="lr-tb"/>
    </style:style>
    <style:style style:name="gr5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1cm"/>
      <style:paragraph-properties style:writing-mode="lr-tb"/>
    </style:style>
    <style:style style:name="gr6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1cm"/>
      <style:paragraph-properties style:writing-mode="lr-tb"/>
    </style:style>
    <style:style style:name="gr7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cm"/>
      <style:paragraph-properties style:writing-mode="lr-tb"/>
    </style:style>
    <style:style style:name="gr8" style:family="graphic" style:parent-style-name="objectwithoutfill">
      <style:graphic-properties svg:stroke-width="0.028cm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2.15cm" fo:min-width="3.9cm"/>
      <style:paragraph-properties style:writing-mode="lr-tb"/>
    </style:style>
    <style:style style:name="gr10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3.9cm"/>
      <style:paragraph-properties style:writing-mode="lr-tb"/>
    </style:style>
    <style:style style:name="gr1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1cm"/>
      <style:paragraph-properties style:writing-mode="lr-tb"/>
    </style:style>
    <style:style style:name="gr1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9cm"/>
      <style:paragraph-properties style:writing-mode="lr-tb"/>
    </style:style>
    <style:style style:name="gr1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5cm"/>
      <style:paragraph-properties style:writing-mode="lr-tb"/>
    </style:style>
    <style:style style:name="gr1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3cm"/>
      <style:paragraph-properties style:writing-mode="lr-tb"/>
    </style:style>
    <style:style style:name="gr15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16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17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18" style:family="graphic" style:parent-style-name="standard">
      <style:graphic-properties draw:fill-color="#9cdff4" draw:textarea-horizontal-align="justify" draw:textarea-vertical-align="middle" draw:auto-grow-height="false" fo:min-height="0.322cm" fo:min-width="0.3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20" style:family="graphic" style:parent-style-name="standard">
      <style:graphic-properties draw:fill-color="#9cdff4" draw:textarea-horizontal-align="justify" draw:textarea-vertical-align="middle" draw:auto-grow-height="false" fo:min-height="0.227cm" fo:min-width="0.701cm"/>
    </style:style>
    <style:style style:name="gr21" style:family="graphic" style:parent-style-name="standard">
      <style:graphic-properties draw:fill-color="#9cdff4" draw:textarea-horizontal-align="justify" draw:textarea-vertical-align="middle" draw:auto-grow-height="false" fo:min-height="0.036cm" fo:min-width="0cm"/>
      <style:paragraph-properties style:writing-mode="lr-tb"/>
    </style:style>
    <style:style style:name="gr2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5cm"/>
      <style:paragraph-properties style:writing-mode="lr-tb"/>
    </style:style>
    <style:style style:name="gr2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5cm"/>
      <style:paragraph-properties style:writing-mode="lr-tb"/>
    </style:style>
    <style:style style:name="gr2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3.1cm"/>
      <style:paragraph-properties style:writing-mode="lr-tb"/>
    </style:style>
    <style:style style:name="gr25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3.1cm"/>
      <style:paragraph-properties style:writing-mode="lr-tb"/>
    </style:style>
    <style:style style:name="gr26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9cm"/>
      <style:paragraph-properties style:writing-mode="lr-tb"/>
    </style:style>
    <style:style style:name="gr27" style:family="graphic" style:parent-style-name="standard">
      <style:graphic-properties draw:fill-color="#9cdff4" draw:textarea-horizontal-align="justify" draw:textarea-vertical-align="middle" draw:auto-grow-height="false" fo:min-height="0.544cm" fo:min-width="0.701cm"/>
    </style:style>
    <style:style style:name="gr28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cm"/>
      <style:paragraph-properties style:writing-mode="lr-tb"/>
    </style:style>
    <style:style style:name="gr29" style:family="graphic" style:parent-style-name="standard">
      <style:graphic-properties draw:fill-color="#9cdff4" draw:textarea-horizontal-align="justify" draw:textarea-vertical-align="middle" draw:auto-grow-height="false" fo:min-height="0.036cm" fo:min-width="0.357cm"/>
      <style:paragraph-properties style:writing-mode="lr-tb"/>
    </style:style>
    <style:style style:name="gr30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3.35cm" fo:min-width="2.5cm"/>
      <style:paragraph-properties style:writing-mode="lr-tb"/>
    </style:style>
    <style:style style:name="gr31" style:family="graphic" style:parent-style-name="standard">
      <style:graphic-properties svg:stroke-color="#3465a4" draw:fill-color="#81d41a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32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2.3cm"/>
      <style:paragraph-properties style:writing-mode="lr-tb"/>
    </style:style>
    <style:style style:name="gr33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2.35cm" fo:min-width="2.3cm"/>
      <style:paragraph-properties style:writing-mode="lr-tb"/>
    </style:style>
    <style:style style:name="gr34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35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5cm"/>
      <style:paragraph-properties style:writing-mode="lr-tb"/>
    </style:style>
    <style:style style:name="gr36" style:family="graphic" style:parent-style-name="standard">
      <style:graphic-properties draw:fill="solid" draw:fill-color="#9cdff4" draw:textarea-horizontal-align="justify" draw:textarea-vertical-align="middle" draw:auto-grow-height="false" fo:min-height="0.322cm" fo:min-width="2.926cm"/>
      <style:paragraph-properties style:writing-mode="lr-tb"/>
    </style:style>
    <style:style style:name="gr37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1.349cm" fo:min-width="2.5cm"/>
      <style:paragraph-properties style:writing-mode="lr-tb"/>
    </style:style>
    <style:style style:name="gr38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5cm"/>
      <style:paragraph-properties style:writing-mode="lr-tb"/>
    </style:style>
    <style:style style:name="gr3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40" style:family="graphic" style:parent-style-name="standard">
      <style:graphic-properties draw:fill-color="#9cdff4" draw:textarea-horizontal-align="justify" draw:textarea-vertical-align="middle" draw:auto-grow-height="false" fo:min-height="0.036cm" fo:min-width="2.755cm"/>
      <style:paragraph-properties style:writing-mode="lr-tb"/>
    </style:style>
    <style:style style:name="gr41" style:family="graphic" style:parent-style-name="standard">
      <style:graphic-properties draw:fill-color="#9cdff4" draw:textarea-horizontal-align="justify" draw:textarea-vertical-align="middle" draw:auto-grow-height="false" fo:min-height="0.322cm" fo:min-width="3.44cm"/>
      <style:paragraph-properties style:writing-mode="lr-tb"/>
    </style:style>
    <style:style style:name="gr42" style:family="graphic" style:parent-style-name="standard">
      <style:graphic-properties draw:fill-color="#ffffd7" draw:textarea-horizontal-align="justify" draw:textarea-vertical-align="middle" draw:auto-grow-height="false" fo:min-height="0.55cm" fo:min-width="2.499cm" fo:wrap-option="no-wrap"/>
      <style:paragraph-properties style:writing-mode="lr-tb"/>
    </style:style>
    <style:style style:name="gr43" style:family="graphic" style:parent-style-name="standard">
      <style:graphic-properties draw:fill-color="#9cdff4" draw:textarea-horizontal-align="justify" draw:textarea-vertical-align="middle" draw:auto-grow-height="false" fo:min-height="0.227cm" fo:min-width="0.3cm"/>
    </style:style>
    <style:style style:name="gr44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45" style:family="graphic" style:parent-style-name="standard">
      <style:graphic-properties draw:fill-color="#9cdff4" draw:textarea-horizontal-align="justify" draw:textarea-vertical-align="middle" draw:auto-grow-height="false" fo:min-height="0.385cm" fo:min-width="0.701cm"/>
    </style:style>
    <style:style style:name="gr4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276cm" fo:padding-top="0.1cm" fo:padding-bottom="0.1cm" fo:padding-left="0.1cm" fo:padding-right="0.1cm"/>
      <style:paragraph-properties style:writing-mode="lr-tb"/>
    </style:style>
    <style:style style:name="gr48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7.15cm" fo:min-width="2.7cm"/>
      <style:paragraph-properties style:writing-mode="lr-tb"/>
    </style:style>
    <style:style style:name="gr49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6.35cm" fo:min-width="2.5cm"/>
      <style:paragraph-properties style:writing-mode="lr-tb"/>
    </style:style>
    <style:style style:name="gr50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1.75cm" fo:min-width="1.9cm"/>
      <style:paragraph-properties style:writing-mode="lr-tb"/>
    </style:style>
    <style:style style:name="gr51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7cm"/>
      <style:paragraph-properties style:writing-mode="lr-tb"/>
    </style:style>
    <style:style style:name="gr52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9cm"/>
      <style:paragraph-properties style:writing-mode="lr-tb"/>
    </style:style>
    <style:style style:name="gr53" style:family="graphic" style:parent-style-name="standard">
      <style:graphic-properties draw:fill-color="#9cdff4" draw:textarea-horizontal-align="justify" draw:textarea-vertical-align="middle" draw:auto-grow-height="false" fo:min-height="0.036cm" fo:min-width="0.18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55" style:family="graphic" style:parent-style-name="standard">
      <style:graphic-properties draw:fill-color="#ffffd7" draw:textarea-horizontal-align="justify" draw:textarea-vertical-align="middle" draw:auto-grow-height="false" fo:min-height="0.144cm" fo:min-width="2.299cm" fo:wrap-option="no-wrap"/>
      <style:paragraph-properties style:writing-mode="lr-tb"/>
    </style:style>
    <style:style style:name="gr56" style:family="graphic" style:parent-style-name="standard">
      <style:graphic-properties draw:stroke="solid" draw:stroke-dash="Fine_20_Dashed" svg:stroke-color="#3465a4" svg:stroke-opacity="100%" draw:fill-color="#81d41a" draw:opacity="99%" draw:textarea-horizontal-align="justify" draw:textarea-vertical-align="middle" draw:auto-grow-height="false" fo:min-height="0.15cm" fo:min-width="0.5cm"/>
      <style:paragraph-properties style:writing-mode="lr-tb"/>
    </style:style>
    <style:style style:name="gr57" style:family="graphic" style:parent-style-name="standard">
      <style:graphic-properties draw:fill-color="#9cdff4" draw:textarea-horizontal-align="justify" draw:textarea-vertical-align="middle" draw:auto-grow-height="false" fo:min-height="0.182cm" fo:min-width="3.098cm"/>
      <style:paragraph-properties style:writing-mode="lr-tb"/>
    </style:style>
    <style:style style:name="gr58" style:family="graphic" style:parent-style-name="standard">
      <style:graphic-properties draw:fill-color="#9cdff4" draw:textarea-horizontal-align="justify" draw:textarea-vertical-align="middle" draw:auto-grow-height="false" fo:min-height="0.227cm" fo:min-width="0.301cm"/>
    </style:style>
    <style:style style:name="gr59" style:family="graphic" style:parent-style-name="standard" style:list-style-name="L1">
      <style:graphic-properties svg:stroke-color="#3465a4" draw:fill-color="#f6f9d4" draw:opacity="95%" draw:textarea-horizontal-align="justify" draw:textarea-vertical-align="top" draw:auto-grow-height="false" fo:min-height="0.35cm" fo:min-width="9.3cm"/>
      <style:paragraph-properties style:writing-mode="lr-tb"/>
    </style:style>
    <style:style style:name="gr60" style:family="graphic" style:parent-style-name="standard">
      <style:graphic-properties draw:fill="solid" draw:fill-color="#9cdff4" draw:textarea-horizontal-align="justify" draw:textarea-vertical-align="middle" draw:auto-grow-height="false" fo:min-height="0.036cm" fo:min-width="3.269cm"/>
      <style:paragraph-properties style:writing-mode="lr-tb"/>
    </style:style>
    <style:style style:name="gr61" style:family="graphic" style:parent-style-name="standard">
      <style:graphic-properties draw:fill-color="#ffffd7" draw:textarea-horizontal-align="justify" draw:textarea-vertical-align="top" draw:auto-grow-height="false" fo:min-height="0.555cm" fo:min-width="3.097cm" fo:wrap-option="no-wrap"/>
      <style:paragraph-properties style:writing-mode="lr-tb"/>
    </style:style>
    <style:style style:name="gr62" style:family="graphic" style:parent-style-name="standard">
      <style:graphic-properties draw:fill-color="#9cdff4" draw:textarea-horizontal-align="justify" draw:textarea-vertical-align="middle" draw:auto-grow-height="false" fo:min-height="0.036cm" fo:min-width="0.014cm"/>
      <style:paragraph-properties style:writing-mode="lr-tb"/>
    </style:style>
    <style:style style:name="gr63" style:family="graphic" style:parent-style-name="standard">
      <style:graphic-properties draw:fill-color="#9cdff4" draw:textarea-horizontal-align="justify" draw:textarea-vertical-align="middle" draw:auto-grow-height="false" fo:min-height="0.227cm" fo:min-width="0cm"/>
    </style:style>
    <style:style style:name="gr64" style:family="graphic" style:parent-style-name="standard">
      <style:graphic-properties draw:stroke="none" svg:stroke-color="#000000" draw:fill="none" draw:fill-color="#ffffff" fo:min-height="0.239cm" fo:padding-top="0.1cm" fo:padding-bottom="0.1cm" fo:padding-left="0.1cm" fo:padding-right="0.1cm"/>
      <style:paragraph-properties style:writing-mode="lr-tb"/>
    </style:style>
    <style:style style:name="gr65" style:family="graphic" style:parent-style-name="standard">
      <style:graphic-properties draw:fill-color="#ffffd7" draw:textarea-horizontal-align="justify" draw:textarea-vertical-align="middle" draw:auto-grow-height="false" fo:min-height="0.351cm" fo:min-width="2.496cm" fo:wrap-option="no-wrap"/>
      <style:paragraph-properties style:writing-mode="lr-tb"/>
    </style:style>
    <style:style style:name="P1" style:family="paragraph">
      <loext:graphic-properties draw:fill-color="#9cdff4" draw:opacity="99%"/>
      <style:paragraph-properties fo:text-align="center" style:writing-mode="lr-tb"/>
      <style:text-properties fo:font-size="12pt" style:font-size-asian="14pt" style:font-size-complex="14pt"/>
    </style:style>
    <style:style style:name="P2" style:family="paragraph">
      <style:paragraph-properties fo:text-align="center" style:writing-mode="lr-tb"/>
      <style:text-properties fo:font-size="9pt" style:font-size-asian="10pt" style:font-size-complex="10pt"/>
    </style:style>
    <style:style style:name="P3" style:family="paragraph">
      <loext:graphic-properties draw:fill-color="#9cdff4" draw:opacity="99%"/>
      <style:paragraph-properties fo:text-align="center" style:writing-mode="lr-tb"/>
      <style:text-properties fo:font-size="9pt" style:font-size-asian="10pt" style:font-size-complex="10pt"/>
    </style:style>
    <style:style style:name="P4" style:family="paragraph">
      <style:paragraph-properties fo:text-align="center" style:writing-mode="lr-tb"/>
      <style:text-properties fo:font-size="7pt" style:font-size-asian="10pt" style:font-size-complex="10pt"/>
    </style:style>
    <style:style style:name="P5" style:family="paragraph">
      <loext:graphic-properties draw:fill-color="#9cdff4" draw:opacity="99%"/>
      <style:paragraph-properties fo:text-align="center" style:writing-mode="lr-tb"/>
      <style:text-properties fo:font-size="7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0pt" style:font-size-complex="10pt"/>
    </style:style>
    <style:style style:name="P7" style:family="paragraph">
      <loext:graphic-properties draw:fill-color="#d4ea6b" draw:opacity="95%"/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0pt" style:font-size-complex="1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9cdff4" draw:opacity="95%"/>
      <style:paragraph-properties fo:text-align="center" style:writing-mode="lr-tb"/>
      <style:text-properties fo:font-size="9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10pt" style:font-size-complex="10pt"/>
    </style:style>
    <style:style style:name="P11" style:family="paragraph">
      <loext:graphic-properties draw:fill-color="#d4ea6b" draw:opacity="95%"/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10pt" style:font-size-complex="10pt"/>
    </style:style>
    <style:style style:name="P12" style:family="paragraph">
      <style:paragraph-properties fo:text-align="center" style:writing-mode="lr-tb"/>
      <style:text-properties fo:font-size="7pt"/>
    </style:style>
    <style:style style:name="P13" style:family="paragraph">
      <loext:graphic-properties draw:fill-color="#9cdff4"/>
      <style:paragraph-properties fo:text-align="center" style:writing-mode="lr-tb"/>
      <style:text-properties fo:font-size="7pt"/>
    </style:style>
    <style:style style:name="P14" style:family="paragraph">
      <loext:graphic-properties draw:fill="none" draw:fill-color="#ffffff"/>
      <style:paragraph-properties style:writing-mode="lr-tb"/>
      <style:text-properties fo:font-size="7pt"/>
    </style:style>
    <style:style style:name="P15" style:family="paragraph">
      <loext:graphic-properties draw:fill-color="#9cdff4"/>
      <style:paragraph-properties fo:text-align="center"/>
    </style:style>
    <style:style style:name="P16" style:family="paragraph">
      <style:paragraph-properties fo:text-align="center" style:writing-mode="lr-tb"/>
      <style:text-properties fo:font-size="6pt"/>
    </style:style>
    <style:style style:name="P17" style:family="paragraph">
      <loext:graphic-properties draw:fill-color="#9cdff4"/>
      <style:paragraph-properties fo:text-align="center" style:writing-mode="lr-tb"/>
      <style:text-properties fo:font-size="6pt"/>
    </style:style>
    <style:style style:name="P18" style:family="paragraph">
      <loext:graphic-properties draw:fill-color="#9cdff4" draw:opacity="95%"/>
      <style:paragraph-properties fo:text-align="center" style:writing-mode="lr-tb"/>
      <style:text-properties fo:font-size="7pt" style:font-size-asian="10pt" style:font-size-complex="10pt"/>
    </style:style>
    <style:style style:name="P19" style:family="paragraph">
      <style:paragraph-properties fo:text-align="end" style:writing-mode="lr-tb"/>
      <style:text-properties fo:font-size="7pt" style:font-size-asian="10pt" style:font-size-complex="10pt"/>
    </style:style>
    <style:style style:name="P20" style:family="paragraph">
      <loext:graphic-properties draw:fill-color="#9cdff4" draw:opacity="99%"/>
      <style:paragraph-properties fo:text-align="end" style:writing-mode="lr-tb"/>
      <style:text-properties fo:font-size="7pt" style:font-size-asian="10pt" style:font-size-complex="10pt"/>
    </style:style>
    <style:style style:name="P21" style:family="paragraph">
      <style:paragraph-properties fo:text-align="center" style:writing-mode="lr-tb"/>
      <style:text-properties fo:font-size="6pt" style:font-size-asian="10pt" style:font-size-complex="10pt"/>
    </style:style>
    <style:style style:name="P22" style:family="paragraph">
      <loext:graphic-properties draw:fill-color="#9cdff4" draw:opacity="99%"/>
      <style:paragraph-properties fo:text-align="center" style:writing-mode="lr-tb"/>
      <style:text-properties fo:font-size="6pt" style:font-size-asian="10pt" style:font-size-complex="10pt"/>
    </style:style>
    <style:style style:name="P23" style:family="paragraph">
      <loext:graphic-properties draw:fill-color="#81d41a" draw:opacity="99%"/>
      <style:paragraph-properties fo:text-align="center" style:writing-mode="lr-tb"/>
      <style:text-properties fo:font-size="12pt" style:font-size-asian="14pt" style:font-size-complex="14pt"/>
    </style:style>
    <style:style style:name="P24" style:family="paragraph">
      <loext:graphic-properties draw:fill-color="#81d41a" draw:opacity="95%"/>
      <style:paragraph-properties fo:text-align="center" style:writing-mode="lr-tb"/>
      <style:text-properties fo:font-size="7pt" style:font-size-asian="10pt" style:font-size-complex="10pt"/>
    </style:style>
    <style:style style:name="P25" style:family="paragraph">
      <loext:graphic-properties draw:fill-color="#81d41a" draw:opacity="99%"/>
      <style:paragraph-properties fo:text-align="end" style:writing-mode="lr-tb"/>
      <style:text-properties fo:font-size="7pt" style:font-size-asian="10pt" style:font-size-complex="10pt"/>
    </style:style>
    <style:style style:name="P26" style:family="paragraph">
      <loext:graphic-properties draw:fill="solid" draw:fill-color="#9cdff4"/>
      <style:paragraph-properties fo:text-align="center" style:writing-mode="lr-tb"/>
      <style:text-properties fo:font-size="6pt"/>
    </style:style>
    <style:style style:name="P27" style:family="paragraph">
      <loext:graphic-properties draw:fill-color="#ffffd7"/>
      <style:paragraph-properties fo:text-align="center" style:writing-mode="lr-tb"/>
      <style:text-properties fo:font-size="7pt"/>
    </style:style>
    <style:style style:name="P28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29" style:family="paragraph">
      <style:text-properties fo:font-size="6pt"/>
    </style:style>
    <style:style style:name="P30" style:family="paragraph">
      <loext:graphic-properties draw:fill="none" draw:fill-color="#ffffff"/>
      <style:paragraph-properties style:writing-mode="lr-tb"/>
      <style:text-properties fo:font-size="6pt"/>
    </style:style>
    <style:style style:name="P31" style:family="paragraph">
      <style:paragraph-properties fo:text-align="center" style:writing-mode="lr-tb"/>
      <style:text-properties fo:font-size="6pt" style:font-size-asian="6pt" style:font-size-complex="6pt"/>
    </style:style>
    <style:style style:name="P32" style:family="paragraph">
      <loext:graphic-properties draw:fill-color="#ffffd7"/>
      <style:paragraph-properties fo:text-align="center" style:writing-mode="lr-tb"/>
      <style:text-properties fo:font-size="6pt" style:font-size-asian="6pt" style:font-size-complex="6pt"/>
    </style:style>
    <style:style style:name="P33" style:family="paragraph">
      <style:text-properties fo:font-size="6pt" style:font-size-asian="6pt" style:font-size-complex="6pt"/>
    </style:style>
    <style:style style:name="P3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10pt" style:font-size-complex="10pt"/>
    </style:style>
    <style:style style:name="P37" style:family="paragraph">
      <loext:graphic-properties draw:fill-color="#f6f9d4" draw:opacity="95%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10pt" style:font-size-complex="10pt"/>
    </style:style>
    <style:style style:name="P38" style:family="paragraph">
      <style:paragraph-properties fo:text-align="start" style:writing-mode="lr-tb"/>
      <style:text-properties fo:font-size="6pt" style:font-size-asian="6pt" style:font-size-complex="6pt"/>
    </style:style>
    <style:style style:name="P39" style:family="paragraph">
      <loext:graphic-properties draw:fill-color="#ffffd7"/>
      <style:paragraph-properties fo:text-align="start" style:writing-mode="lr-tb"/>
      <style:text-properties fo:font-size="6pt" style:font-size-asian="6pt" style:font-size-complex="6pt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7pt" style:font-size-asian="10pt" style:font-size-complex="10pt"/>
    </style:style>
    <style:style style:name="T3" style:family="text">
      <style:text-properties fo:font-size="7pt"/>
    </style:style>
    <style:style style:name="T4" style:family="text">
      <style:text-properties fo:font-size="6pt"/>
    </style:style>
    <style:style style:name="T5" style:family="text">
      <style:text-properties fo:font-size="6pt" style:font-size-asian="10pt" style:font-size-complex="10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7pt" style:font-size-asian="18pt" style:font-size-complex="18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" draw:style-name="dp1" draw:master-page-name="Default">
        <draw:custom-shape draw:style-name="gr1" draw:text-style-name="P1" draw:layer="layout" svg:width="3.6cm" svg:height="0.8cm" svg:x="5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0.4cm" svg:x="5cm" svg:y="4.4cm">
          <text:p text:style-name="P2"><text:span text:style-name="T1">Co</text:span><text:span text:style-name="T1">ntr</text:span><text:span text:style-name="T1">olle</text:span><text:span text:style-name="T1">r:Vr</text:span><text:span text:style-name="T1">Co</text:span><text:span text:style-name="T1">ntr</text:span><text:span text:style-name="T1">oll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0.818cm" svg:height="0.4cm" svg:x="5cm" svg:y="5cm">
          <text:p text:style-name="P4"><text:span text:style-name="T2">CtrlC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0.4cm" svg:x="1cm" svg:y="1cm">
          <text:p text:style-name="P6"><text:span text:style-name="T1">Main: DesComps/D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cm" svg:x="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6cm" svg:height="0.4cm" svg:x="5cm" svg:y="2cm">
          <text:p text:style-name="P2"><text:span text:style-name="T1">Wi</text:span><text:span text:style-name="T1">nd</text:span><text:span text:style-name="T1">ow</text:span><text:span text:style-name="T1">:*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0.8cm" svg:height="0.4cm" svg:x="5cm" svg:y="2.6cm">
          <text:p text:style-name="P4"><text:span text:style-name="T2">VrvCp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5cm" svg:y1="2.8cm" svg:x2="5cm" svg:y2="5.2cm" draw:start-shape="id1" draw:start-glue-point="3" draw:end-shape="id2" draw:end-glue-point="3" svg:d="M5000 2800h-501v2400h501" svg:viewBox="0 0 502 2401">
          <text:p/>
        </draw:connector>
      </draw:page>
      <draw:page draw:name="Window" draw:style-name="dp1" draw:master-page-name="Default">
        <draw:custom-shape draw:style-name="gr9" draw:text-style-name="P1" draw:layer="layout" svg:width="4.4cm" svg:height="2.4cm" svg:x="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4cm" svg:height="0.4cm" svg:x="6cm" svg:y="3.4cm">
          <text:p text:style-name="P2"><text:span text:style-name="T1">S</text:span><text:span text:style-name="T1">c</text:span><text:span text:style-name="T1">e</text:span><text:span text:style-name="T1">n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layout" svg:width="0.6cm" svg:height="0.4cm" svg:x="6cm" svg:y="4cm">
          <text:p text:style-name="P4"><text:span text:style-name="T2">C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4cm" svg:height="0.4cm" svg:x="7cm" svg:y="5cm">
          <text:p text:style-name="P4"><text:span text:style-name="T2">VBox/</text:span><text:span text:style-name="T2">Toolb</text:span><text:span text:style-name="T2">ar/</text:span><text:span text:style-name="T2">BtnUp</text:span><text:span text:style-name="T2">/</text:span><text:span text:style-name="T2">Press</text:span><text:span text:style-name="T2">e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0.4cm" svg:x="6cm" svg:y="4.4cm">
          <text:p text:style-name="P4"><text:span text:style-name="T2">VBo</text:span><text:span text:style-name="T2">x/</text:span><text:span text:style-name="T2">Mod</text:span><text:span text:style-name="T2">elVi</text:span><text:span text:style-name="T2">ew/</text:span><text:span text:style-name="T2">Inp</text:span><text:span text:style-name="T2">Mut</text:span><text:span text:style-name="T2">Add</text:span><text:span text:style-name="T2">Wid</text:span><text:span text:style-name="T2">ge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8cm" svg:height="0.4cm" svg:x="6.6cm" svg:y="5.4cm">
          <text:p text:style-name="P4"><text:span text:style-name="T2">VBox/ModelView/OutCompsCount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3" draw:id="id3" draw:layer="layout" svg:width="3cm" svg:height="0.4cm" svg:x="1cm" svg:y="3.6cm">
          <text:p text:style-name="P2"><text:span text:style-name="T1">S</text:span><text:span text:style-name="T1">c</text:span><text:span text:style-name="T1">C</text:span><text:span text:style-name="T1">p</text:span><text:span text:style-name="T1">c</text:span><text:span text:style-name="T1"> </text:span><text:span text:style-name="T1">: </text:span><text:span text:style-name="T1">S</text:span><text:span text:style-name="T1">c</text:span><text:span text:style-name="T1">e</text:span><text:span text:style-name="T1">n</text:span><text:span text:style-name="T1">e</text:span><text:span text:style-name="T1">C</text:span><text:span text:style-name="T1">p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2cm" svg:height="0.4cm" svg:x="1cm" svg:y="1cm">
          <text:p text:style-name="P10"><text:span text:style-name="T1">W</text:span><text:span text:style-name="T1">in</text:span><text:span text:style-name="T1">d</text:span><text:span text:style-name="T1">o</text:span><text:span text:style-name="T1">w: </text:span><text:span text:style-name="T1">G</text:span><text:span text:style-name="T1">Vi</text:span><text:span text:style-name="T1">s</text:span><text:span text:style-name="T1">C</text:span><text:span text:style-name="T1">o</text:span><text:span text:style-name="T1">m</text:span><text:span text:style-name="T1">p</text:span><text:span text:style-name="T1">s/</text:span><text:span text:style-name="T1">G</text:span><text:span text:style-name="T1">W</text:span><text:span text:style-name="T1">in</text:span><text:span text:style-name="T1">d</text:span><text:span text:style-name="T1">o</text:span><text:span text:style-name="T1">w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cm" svg:y1="3.8cm" svg:x2="6cm" svg:y2="4.2cm" draw:start-shape="id3" draw:start-glue-point="1" draw:end-shape="id4" draw:end-glue-point="3" svg:d="M4000 3800h1000v400h1000" svg:viewBox="0 0 2001 401">
          <text:p/>
        </draw:connector>
      </draw:page>
      <draw:page draw:name="VrController" draw:style-name="dp1" draw:master-page-name="Default">
        <draw:custom-shape draw:style-name="gr17" draw:text-style-name="P11" draw:layer="layout" svg:width="5.2cm" svg:height="0.4cm" svg:x="1cm" svg:y="1cm">
          <text:p text:style-name="P10"><text:span text:style-name="T1">Avr</text:span><text:span text:style-name="T1">Mdl/</text:span><text:span text:style-name="T1">VrC</text:span><text:span text:style-name="T1">ontr</text:span><text:span text:style-name="T1">oller</text:span><text:span text:style-name="T1">: </text:span><text:span text:style-name="T1">Des</text:span><text:span text:style-name="T1">Com</text:span><text:span text:style-name="T1">ps/D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6" draw:id="id6" draw:layer="layout" svg:width="1cm" svg:height="0.8cm" svg:x="16cm" svg:y="3.8cm">
          <text:p text:style-name="P12"><text:span text:style-name="T3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4" draw:layer="layout" svg:width="1.4cm" svg:height="0.526cm" svg:x="16cm" svg:y="3.2cm">
          <draw:text-box>
            <text:p><text:span text:style-name="T3">Vr</text:span><text:span text:style-name="T3">pD</text:span><text:span text:style-name="T3">irt</text:span><text:span text:style-name="T3">y</text:span></text:p>
          </draw:text-box>
        </draw:frame>
        <draw:custom-shape draw:style-name="gr20" draw:text-style-name="P15" xml:id="id5" draw:id="id5" draw:layer="layout" svg:width="1.2cm" svg:height="0.6cm" draw:transform="rotate (1.5707963267949) translate (14.4cm 4.8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2cm" svg:height="0.526cm" svg:x="13.4cm" svg:y="3.074cm">
          <draw:text-box>
            <text:p><text:span text:style-name="T3">:A</text:span><text:span text:style-name="T3">Tr</text:span><text:span text:style-name="T3">cA</text:span><text:span text:style-name="T3">nd</text:span><text:span text:style-name="T3">Va</text:span><text:span text:style-name="T3">r</text:span></text:p>
          </draw:text-box>
        </draw:frame>
        <draw:connector draw:style-name="gr8" draw:text-style-name="P8" draw:layer="layout" svg:x1="15cm" svg:y1="4.2cm" svg:x2="16cm" svg:y2="4.2cm" draw:start-shape="id5" draw:start-glue-point="6" draw:end-shape="id6" draw:end-glue-point="5" svg:d="M15000 4200h1000" svg:viewBox="0 0 1001 1">
          <text:p/>
        </draw:connector>
        <draw:custom-shape draw:style-name="gr20" draw:text-style-name="P15" xml:id="id7" draw:id="id7" draw:layer="layout" svg:width="1.2cm" svg:height="0.6cm" draw:transform="rotate (1.5707963267949) translate (11.6cm 4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6cm" svg:height="0.526cm" svg:x="10.6cm" svg:y="2.6cm">
          <draw:text-box>
            <text:p><text:span text:style-name="T3">:E</text:span><text:span text:style-name="T3">q : </text:span><text:span text:style-name="T3">AT</text:span><text:span text:style-name="T3">rc</text:span><text:span text:style-name="T3">C</text:span><text:span text:style-name="T3">mp</text:span><text:span text:style-name="T3">Va</text:span><text:span text:style-name="T3">r</text:span></text:p>
          </draw:text-box>
        </draw:frame>
        <draw:connector draw:style-name="gr8" draw:text-style-name="P8" draw:layer="layout" svg:x1="12.2cm" svg:y1="3.8cm" svg:x2="14.4cm" svg:y2="3.801cm" draw:start-shape="id7" draw:start-glue-point="6" draw:end-shape="id5" draw:end-glue-point="8" svg:d="M12200 3800h1101v1h1099" svg:viewBox="0 0 2201 2">
          <text:p/>
        </draw:connector>
        <draw:custom-shape draw:style-name="gr21" draw:text-style-name="P17" xml:id="id8" draw:id="id8" draw:layer="layout" svg:width="0.4cm" svg:height="0.4cm" svg:x="10.8cm" svg:y="4cm">
          <text:p text:style-name="P16"><text:span text:style-name="T4">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2cm" svg:y1="4.2cm" svg:x2="11.6cm" svg:y2="4.199cm" draw:start-shape="id8" draw:start-glue-point="7" draw:end-shape="id7" draw:end-glue-point="9" svg:d="M11200 4200h201v-1h199" svg:viewBox="0 0 401 2">
          <text:p/>
        </draw:connector>
        <draw:custom-shape draw:style-name="gr22" draw:text-style-name="P1" draw:layer="layout" svg:width="3cm" svg:height="1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.8cm" svg:y="2.6cm">
          <text:p text:style-name="P4"><text:span text:style-name="T2">M</text:span><text:span text:style-name="T2">od</text:span><text:span text:style-name="T2">el</text:span><text:span text:style-name="T2">Vi</text:span><text:span text:style-name="T2">ew</text:span><text:span text:style-name="T2">Ud</text:span><text:span text:style-name="T2">p : </text:span><text:span text:style-name="T2">Un</text:span><text:span text:style-name="T2">itA</text:span><text:span text:style-name="T2">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2.8cm" svg:y="3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.8cm" svg:y1="3.4cm" svg:x2="11.6cm" svg:y2="3.401cm" draw:start-shape="id9" draw:start-glue-point="1" draw:end-shape="id7" draw:end-glue-point="8" svg:d="M4800 3400h3400v1h3400" svg:viewBox="0 0 6801 2">
          <text:p/>
        </draw:connector>
        <draw:custom-shape draw:style-name="gr18" draw:text-style-name="P13" xml:id="id10" draw:id="id10" draw:layer="layout" svg:width="1cm" svg:height="0.8cm" svg:x="12cm" svg:y="9.326cm">
          <text:p text:style-name="P12"><text:span text:style-name="T3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4" draw:layer="layout" svg:width="1.4cm" svg:height="0.526cm" svg:x="11.8cm" svg:y="8.8cm">
          <draw:text-box>
            <text:p><text:span text:style-name="T3">Cu</text:span><text:span text:style-name="T3">rs</text:span><text:span text:style-name="T3">or</text:span></text:p>
          </draw:text-box>
        </draw:frame>
        <draw:custom-shape draw:style-name="gr24" draw:text-style-name="P1" draw:layer="layout" svg:width="3.6cm" svg:height="1cm" svg:x="13.8cm" svg:y="9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3.6cm" svg:height="0.4cm" svg:x="13.8cm" svg:y="8.926cm">
          <text:p text:style-name="P4"><text:span text:style-name="T2">Curs</text:span><text:span text:style-name="T2">orUd</text:span><text:span text:style-name="T2">p : </text:span><text:span text:style-name="T2">Unit</text:span><text:span text:style-name="T2">Adp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11" draw:id="id11" draw:layer="layout" svg:width="1.4cm" svg:height="0.4cm" svg:x="13.8cm" svg:y="9.526cm">
          <text:p text:style-name="P4"><text:span text:style-name="T2">InpMagUri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15.4cm" svg:y="9.526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3cm" svg:y1="9.726cm" svg:x2="13.8cm" svg:y2="9.726cm" draw:start-shape="id10" draw:start-glue-point="7" draw:end-shape="id11" draw:end-glue-point="3" svg:d="M13000 9726h800" svg:viewBox="0 0 801 1">
          <text:p/>
        </draw:connector>
        <draw:custom-shape draw:style-name="gr27" draw:text-style-name="P15" xml:id="id12" draw:id="id12" draw:layer="layout" svg:width="1.2cm" svg:height="1cm" draw:transform="rotate (1.5707963267949) translate (10.2cm 10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6cm" svg:y="8.6cm">
          <draw:text-box>
            <text:p><text:span text:style-name="T3">:A</text:span><text:span text:style-name="T3">Tr</text:span><text:span text:style-name="T3">cS</text:span><text:span text:style-name="T3">wit</text:span><text:span text:style-name="T3">ch</text:span><text:span text:style-name="T3">Bo</text:span><text:span text:style-name="T3">ol</text:span></text:p>
          </draw:text-box>
        </draw:frame>
        <draw:connector draw:style-name="gr8" draw:text-style-name="P8" draw:layer="layout" svg:x1="11.2cm" svg:y1="9.726cm" svg:x2="12cm" svg:y2="9.726cm" draw:start-shape="id12" draw:start-glue-point="6" draw:end-shape="id10" draw:end-glue-point="5" svg:d="M11200 9726h800" svg:viewBox="0 0 801 1">
          <text:p/>
        </draw:connector>
        <draw:custom-shape draw:style-name="gr27" draw:text-style-name="P15" xml:id="id13" draw:id="id13" draw:layer="layout" svg:width="1.2cm" svg:height="1cm" draw:transform="rotate (1.5707963267949) translate (9cm 12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8.4cm" svg:y="10.6cm">
          <draw:text-box>
            <text:p><text:span text:style-name="T3">Eq</text:span><text:span text:style-name="T3">:A</text:span><text:span text:style-name="T3">Tr</text:span><text:span text:style-name="T3">cC</text:span><text:span text:style-name="T3">mp</text:span><text:span text:style-name="T3">Va</text:span><text:span text:style-name="T3">r</text:span></text:p>
          </draw:text-box>
        </draw:frame>
        <draw:connector draw:style-name="gr8" draw:text-style-name="P8" draw:layer="layout" svg:x1="10cm" svg:y1="11.726cm" svg:x2="10.7cm" svg:y2="10.326cm" draw:start-shape="id13" draw:start-glue-point="6" draw:end-shape="id12" draw:end-glue-point="5" svg:d="M10000 11726h700v-1400" svg:viewBox="0 0 701 1401">
          <text:p/>
        </draw:connector>
        <draw:custom-shape draw:style-name="gr27" draw:text-style-name="P15" xml:id="id14" draw:id="id14" draw:layer="layout" svg:width="1.2cm" svg:height="1cm" draw:transform="rotate (1.5707963267949) translate (7.8cm 9.9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7.2cm" svg:y="8.2cm">
          <draw:text-box>
            <text:p><text:span text:style-name="T3">:A</text:span><text:span text:style-name="T3">Tr</text:span><text:span text:style-name="T3">cS</text:span><text:span text:style-name="T3">wit</text:span><text:span text:style-name="T3">ch</text:span><text:span text:style-name="T3">Bo</text:span><text:span text:style-name="T3">ol</text:span></text:p>
          </draw:text-box>
        </draw:frame>
        <draw:connector draw:style-name="gr8" draw:text-style-name="P8" draw:layer="layout" svg:x1="8.8cm" svg:y1="9.326cm" svg:x2="10.2cm" svg:y2="9.327cm" draw:start-shape="id14" draw:start-glue-point="6" draw:end-shape="id12" draw:end-glue-point="8" svg:d="M8800 9326h701v1h699" svg:viewBox="0 0 1401 2">
          <text:p/>
        </draw:connector>
        <draw:custom-shape draw:style-name="gr28" draw:text-style-name="P22" draw:layer="layout" svg:width="0.4cm" svg:height="0.4cm" svg:x="10.2cm" svg:y="9.126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5" draw:id="id15" draw:layer="layout" svg:width="1.2cm" svg:height="0.6cm" draw:transform="rotate (1.5707963267949) translate (7.2cm 12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6cm" svg:y="10.526cm">
          <draw:text-box>
            <text:p><text:span text:style-name="T3">Eq</text:span><text:span text:style-name="T3">:A</text:span><text:span text:style-name="T3">Tr</text:span><text:span text:style-name="T3">cC</text:span><text:span text:style-name="T3">mp</text:span><text:span text:style-name="T3">Va</text:span><text:span text:style-name="T3">r</text:span></text:p>
          </draw:text-box>
        </draw:frame>
        <draw:connector draw:style-name="gr8" draw:text-style-name="P8" draw:layer="layout" svg:x1="7.8cm" svg:y1="11.726cm" svg:x2="8.3cm" svg:y2="9.926cm" draw:start-shape="id15" draw:start-glue-point="6" draw:end-shape="id14" draw:end-glue-point="5" svg:d="M7800 11726h502v-1200h-2v-600" svg:viewBox="0 0 503 1801">
          <text:p/>
        </draw:connector>
        <draw:custom-shape draw:style-name="gr29" draw:text-style-name="P17" xml:id="id16" draw:id="id16" draw:layer="layout" svg:width="1cm" svg:height="0.4cm" svg:x="5.8cm" svg:y="11.126cm">
          <text:p text:style-name="P16"><text:span text:style-name="T4">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6.8cm" svg:y1="11.326cm" svg:x2="7.2cm" svg:y2="11.327cm" draw:start-shape="id16" draw:start-glue-point="7" draw:end-shape="id15" draw:end-glue-point="8" svg:d="M6800 11326h201v1h199" svg:viewBox="0 0 401 2">
          <text:p/>
        </draw:connector>
        <draw:custom-shape draw:style-name="gr30" draw:text-style-name="P23" draw:layer="layout" svg:width="3cm" svg:height="3.6cm" svg:x="1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3cm" svg:height="0.4cm" svg:x="1cm" svg:y="11.8cm">
          <text:p text:style-name="P4"><text:span text:style-name="T2">C</text:span><text:span text:style-name="T2">t</text:span><text:span text:style-name="T2">r</text:span><text:span text:style-name="T2">l</text:span><text:span text:style-name="T2">C</text:span><text:span text:style-name="T2">p</text:span><text:span text:style-name="T2"> </text:span><text:span text:style-name="T2">: </text:span><text:span text:style-name="T2">V</text:span><text:span text:style-name="T2">r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l</text:span><text:span text:style-name="T2">e</text:span><text:span text:style-name="T2">r</text:span><text:span text:style-name="T2">C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2.8cm" svg:height="0.4cm" svg:x="1.2cm" svg:y="12.4cm">
          <text:p text:style-name="P19"><text:span text:style-name="T2">N</text:span><text:span text:style-name="T2">a</text:span><text:span text:style-name="T2">v</text:span><text:span text:style-name="T2">C</text:span><text:span text:style-name="T2">t</text:span><text:span text:style-name="T2">r</text:span><text:span text:style-name="T2">l </text:span><text:span text:style-name="T2">: </text:span><text:span text:style-name="T2">A</text:span><text:span text:style-name="T2">S</text:span><text:span text:style-name="T2">o</text:span><text:span text:style-name="T2">c</text:span><text:span text:style-name="T2">k</text:span><text:span text:style-name="T2">e</text:span><text:span text:style-name="T2">t</text:span><text:span text:style-name="T2">M</text:span><text:span text:style-name="T2">c</text:span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3" draw:layer="layout" svg:width="2.8cm" svg:height="2.6cm" svg:x="1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xml:id="id17" draw:id="id17" draw:layer="layout" svg:width="1.8cm" svg:height="0.4cm" svg:x="2.2cm" svg:y="13cm">
          <text:p text:style-name="P19"><text:span text:style-name="T2">NodeS</text:span><text:span text:style-name="T2">electe</text:span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0.6cm" svg:x1="4cm" svg:y1="13.2cm" svg:x2="7.2cm" svg:y2="12.125cm" draw:start-shape="id17" draw:start-glue-point="1" draw:end-shape="id15" draw:end-glue-point="9" svg:d="M4000 13200h2200v-1075h1000" svg:viewBox="0 0 3201 1076">
          <text:p/>
        </draw:connector>
        <draw:connector draw:style-name="gr8" draw:text-style-name="P8" draw:layer="layout" draw:line-skew="-0.8cm" svg:x1="4cm" svg:y1="13.2cm" svg:x2="7.8cm" svg:y2="8.927cm" draw:start-shape="id17" draw:start-glue-point="1" draw:end-shape="id14" draw:end-glue-point="8" svg:d="M4000 13200h1100v-4273h2700" svg:viewBox="0 0 3801 4274">
          <text:p/>
        </draw:connector>
        <draw:connector draw:style-name="gr8" draw:text-style-name="P8" draw:layer="layout" draw:line-skew="0cm -0.102cm" svg:x1="7.8cm" svg:y1="9.725cm" svg:x2="13cm" svg:y2="9.726cm" draw:start-shape="id14" draw:start-glue-point="9" draw:end-shape="id10" draw:end-glue-point="7" svg:d="M7800 9725h-501v801h6203v-800h-502" svg:viewBox="0 0 6204 802">
          <text:p/>
        </draw:connector>
        <draw:custom-shape draw:style-name="gr35" draw:text-style-name="P25" xml:id="id18" draw:id="id18" draw:layer="layout" svg:width="2cm" svg:height="0.4cm" svg:x="2cm" svg:y="14cm">
          <text:p text:style-name="P19"><text:span text:style-name="T2">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4cm" svg:y1="14.2cm" svg:x2="13cm" svg:y2="9.726cm" draw:start-shape="id18" draw:start-glue-point="1" draw:end-shape="id10" draw:end-glue-point="7" svg:d="M4000 14200h9502v-4474h-502" svg:viewBox="0 0 9503 4475">
          <text:p/>
        </draw:connector>
        <draw:custom-shape draw:style-name="gr35" draw:text-style-name="P25" xml:id="id19" draw:id="id19" draw:layer="layout" svg:width="2cm" svg:height="0.4cm" svg:x="2cm" svg:y="14.4cm">
          <text:p text:style-name="P19"><text:span text:style-name="T2">MutAdd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6" xml:id="id20" draw:id="id20" draw:layer="layout" svg:width="4cm" svg:height="0.8cm" svg:x="13cm" svg:y="15.526cm">
          <text:p text:style-name="P16"><text:span text:style-name="T4">TPL,SS:name,SS:type,SI:pos </text:span></text:p>
          <text:p text:style-name="P16"><text:span text:style-name="T4">Drp /*/Modules/AvrMdl/UnitDrp 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4" draw:layer="layout" svg:width="1.4cm" svg:height="0.526cm" svg:x="15.6cm" svg:y="15cm">
          <draw:text-box>
            <text:p><text:span text:style-name="T3">Te</text:span><text:span text:style-name="T3">st</text:span><text:span text:style-name="T3">Dr</text:span><text:span text:style-name="T3">p</text:span></text:p>
          </draw:text-box>
        </draw:frame>
        <draw:connector draw:style-name="gr8" draw:text-style-name="P8" draw:layer="layout" svg:x1="4cm" svg:y1="14.6cm" svg:x2="17cm" svg:y2="15.926cm" draw:start-shape="id19" draw:start-glue-point="1" draw:end-shape="id20" draw:end-glue-point="7" svg:d="M4000 14600h13502v1326h-502" svg:viewBox="0 0 13503 1327">
          <text:p/>
        </draw:connector>
        <draw:custom-shape draw:style-name="gr37" draw:text-style-name="P1" draw:layer="layout" svg:width="3cm" svg:height="1.599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.8cm" svg:y="2.6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xml:id="id9" draw:id="id9" draw:layer="layout" svg:width="2cm" svg:height="0.4cm" svg:x="2.8cm" svg:y="3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4.6cm" svg:y="18.6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4.6cm" svg:y="19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15.6cm" svg:y="19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4.6cm" svg:y="18.6cm">
          <text:p text:style-name="P4"><text:span text:style-name="T2">WindowEdp : MelemAdp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xml:id="id22" draw:id="id22" draw:layer="layout" svg:width="1cm" svg:height="0.4cm" svg:x="14.6cm" svg:y="19.2cm">
          <text:p text:style-name="P4"><text:span text:style-name="T2">InpM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cm" svg:height="0.4cm" svg:x="15.8cm" svg:y="19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xml:id="id21" draw:id="id21" draw:layer="layout" svg:width="1.2cm" svg:height="1cm" draw:transform="rotate (1.5707963267949) translate (12.8cm 20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11.6cm" svg:y="18.4cm">
          <draw:text-box>
            <text:p><text:span text:style-name="T3">:A</text:span><text:span text:style-name="T3">Tr</text:span><text:span text:style-name="T3">cS</text:span><text:span text:style-name="T3">wit</text:span><text:span text:style-name="T3">ch</text:span><text:span text:style-name="T3">Bo</text:span><text:span text:style-name="T3">ol</text:span></text:p>
          </draw:text-box>
        </draw:frame>
        <draw:connector draw:style-name="gr8" draw:text-style-name="P8" draw:layer="layout" svg:x1="13.8cm" svg:y1="19.4cm" svg:x2="14.6cm" svg:y2="19.4cm" draw:start-shape="id21" draw:start-glue-point="6" draw:end-shape="id22" draw:end-glue-point="3" svg:d="M13800 19400h800" svg:viewBox="0 0 801 1">
          <text:p/>
        </draw:connector>
        <draw:custom-shape draw:style-name="gr18" draw:text-style-name="P13" xml:id="id23" draw:id="id23" draw:layer="layout" svg:width="1cm" svg:height="0.8cm" svg:x="10.8cm" svg:y="18.6cm">
          <text:p text:style-name="P12"><text:span text:style-name="T3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8cm" svg:y1="19cm" svg:x2="12.8cm" svg:y2="19.001cm" draw:start-shape="id23" draw:start-glue-point="7" draw:end-shape="id21" draw:end-glue-point="8" svg:d="M11800 19000h501v1h499" svg:viewBox="0 0 1001 2">
          <text:p/>
        </draw:connector>
        <draw:custom-shape draw:style-name="gr27" draw:text-style-name="P15" xml:id="id26" draw:id="id26" draw:layer="layout" svg:width="1.2cm" svg:height="1cm" draw:transform="rotate (1.5707963267949) translate (10.4cm 21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8cm" svg:y="19.6cm">
          <draw:text-box>
            <text:p><text:span text:style-name="T3">::A</text:span><text:span text:style-name="T3">Tr</text:span><text:span text:style-name="T3">cM</text:span><text:span text:style-name="T3">ut</text:span><text:span text:style-name="T3">Co</text:span><text:span text:style-name="T3">nn</text:span></text:p>
          </draw:text-box>
        </draw:frame>
        <draw:custom-shape draw:style-name="gr28" draw:text-style-name="P22" xml:id="id37" draw:id="id37" draw:layer="layout" svg:width="0.4cm" svg:height="0.4cm" svg:x="10.4cm" svg:y="20.2cm">
          <text:p text:style-name="P21"><text:span text:style-name="T5">Cp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25" draw:id="id25" draw:layer="layout" svg:width="0.4cm" svg:height="0.4cm" svg:x="10.4cm" svg:y="21cm">
          <text:p text:style-name="P21"><text:span text:style-name="T5">Cp2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36" draw:id="id36" draw:layer="layout" svg:width="3.8cm" svg:height="0.4cm" svg:x="6cm" svg:y="20.2cm">
          <text:p text:style-name="P12"><text:span text:style-name="T3">SS ./VrvCp/NavCtrl/ModelUr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41" draw:text-style-name="P13" xml:id="id24" draw:id="id24" draw:layer="layout" svg:width="4.6cm" svg:height="0.8cm" svg:x="5.2cm" svg:y="20.8cm">
          <text:p text:style-name="P12"><text:span text:style-name="T3">SS /testroot/Test/Window/Scene/</text:span></text:p>
          <text:p text:style-name="P12"><text:span text:style-name="T3">VBox/ModelView/Drp/InpModelUr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8cm" svg:y1="21.2cm" svg:x2="10.4cm" svg:y2="21.2cm" draw:start-shape="id24" draw:start-glue-point="7" draw:end-shape="id25" draw:end-glue-point="3" svg:d="M9800 21200h600" svg:viewBox="0 0 601 1">
          <text:p/>
        </draw:connector>
        <draw:connector draw:style-name="gr8" draw:text-style-name="P8" draw:layer="layout" svg:x1="11.4cm" svg:y1="20.8cm" svg:x2="12.8cm" svg:y2="19.4cm" draw:start-shape="id26" draw:start-glue-point="6" draw:end-shape="id21" draw:end-glue-point="4" svg:d="M11400 20800h701v-1400h699" svg:viewBox="0 0 1401 1401">
          <text:p/>
        </draw:connector>
        <draw:custom-shape draw:style-name="gr27" draw:text-style-name="P15" xml:id="id27" draw:id="id27" draw:layer="layout" svg:width="1.2cm" svg:height="1cm" draw:transform="rotate (1.5707963267949) translate (10.4cm 23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8cm" svg:y="21.674cm">
          <draw:text-box>
            <text:p><text:span text:style-name="T3">Eq</text:span><text:span text:style-name="T3">:A</text:span><text:span text:style-name="T3">Tr</text:span><text:span text:style-name="T3">cC</text:span><text:span text:style-name="T3">mp</text:span><text:span text:style-name="T3">Va</text:span><text:span text:style-name="T3">r</text:span></text:p>
          </draw:text-box>
        </draw:frame>
        <draw:connector draw:style-name="gr8" draw:text-style-name="P8" draw:layer="layout" svg:x1="11.4cm" svg:y1="22.8cm" svg:x2="13.3cm" svg:y2="20cm" draw:start-shape="id27" draw:start-glue-point="6" draw:end-shape="id21" draw:end-glue-point="5" svg:d="M11400 22800h1900v-2800" svg:viewBox="0 0 1901 2801">
          <text:p/>
        </draw:connector>
        <draw:custom-shape draw:style-name="gr18" draw:text-style-name="P13" xml:id="id28" draw:id="id28" draw:layer="layout" svg:width="1cm" svg:height="0.8cm" svg:x="8.2cm" svg:y="22.8cm">
          <text:p text:style-name="P12"><text:span text:style-name="T3">SI 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2cm" svg:y1="23.2cm" svg:x2="10.4cm" svg:y2="23.199cm" draw:start-shape="id28" draw:start-glue-point="7" draw:end-shape="id27" draw:end-glue-point="9" svg:d="M9200 23200h601v-1h599" svg:viewBox="0 0 1201 2">
          <text:p/>
        </draw:connector>
        <draw:custom-shape draw:style-name="gr34" draw:text-style-name="P25" xml:id="id29" draw:id="id29" draw:layer="layout" svg:width="1.8cm" svg:height="0.4cm" svg:x="2.2cm" svg:y="13.4cm">
          <text:p text:style-name="P19"><text:span text:style-name="T2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-2.4cm" svg:x1="4cm" svg:y1="13.6cm" svg:x2="10.4cm" svg:y2="22.401cm" draw:start-shape="id29" draw:start-glue-point="1" draw:end-shape="id27" draw:end-glue-point="8" svg:d="M4000 13600h800v8801h5600" svg:viewBox="0 0 6401 8802">
          <text:p/>
        </draw:connector>
        <draw:custom-shape draw:style-name="gr28" draw:text-style-name="P22" draw:layer="layout" svg:width="0.4cm" svg:height="0.4cm" svg:x="12.8cm" svg:y="18.8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0.4cm" svg:height="0.4cm" svg:x="12.8cm" svg:y="19.2cm">
          <text:p text:style-name="P2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0.6cm" svg:height="0.4cm" svg:x="13cm" svg:y="19.6cm">
          <text:p text:style-name="P21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2.999cm" svg:height="0.8cm" draw:transform="rotate (0.00680678408277788) translate (8.467cm 15.126cm)">
          <text:p text:style-name="P12"><text:span text:style-name="T3">Gives ModelView <text:s/>data</text:span></text:p>
          <text:p text:style-name="P12"><text:span text:style-name="T3">of creation DRP</text:span></text:p>
          <draw:enhanced-geometry svg:viewBox="0 0 21600 21600" draw:mirror-horizontal="true" draw:type="line-callout-1" draw:modifiers="-11073.6 21707.8651685393 -1800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20" xml:id="id33" draw:id="id33" draw:layer="layout" svg:width="2cm" svg:height="0.4cm" svg:x="2.8cm" svg:y="3.6cm">
          <text:p text:style-name="P19"><text:span text:style-name="T2">CompNam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30" draw:id="id30" draw:layer="layout" svg:width="1.2cm" svg:height="0.6cm" draw:transform="rotate (1.5707963267949) translate (10.8cm 6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2cm" svg:height="0.526cm" svg:x="10.2cm" svg:y="4.674cm">
          <draw:text-box>
            <text:p><text:span text:style-name="T3">:At</text:span><text:span text:style-name="T3">rc</text:span><text:span text:style-name="T3">At</text:span><text:span text:style-name="T3">Va</text:span><text:span text:style-name="T3">r</text:span></text:p>
          </draw:text-box>
        </draw:frame>
        <draw:connector draw:style-name="gr8" draw:text-style-name="P8" draw:layer="layout" svg:x1="11.4cm" svg:y1="5.8cm" svg:x2="12.4cm" svg:y2="5.8cm" draw:start-shape="id30" draw:start-glue-point="6" svg:d="M11400 5800h1000" svg:viewBox="0 0 1001 1">
          <text:p/>
        </draw:connector>
        <draw:custom-shape draw:style-name="gr28" draw:text-style-name="P22" xml:id="id32" draw:id="id32" draw:layer="layout" svg:width="0.4cm" svg:height="0.4cm" svg:x="10.8cm" svg:y="5.2cm">
          <text:p text:style-name="P21"><text:span text:style-name="T5">Idx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31" draw:id="id31" draw:layer="layout" svg:width="0.4cm" svg:height="0.4cm" svg:x="10.2cm" svg:y="5.2cm">
          <text:p text:style-name="P16"><text:span text:style-name="T4">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0.6cm" svg:y1="5.4cm" svg:x2="10.8cm" svg:y2="5.4cm" draw:start-shape="id31" draw:start-glue-point="7" draw:end-shape="id32" draw:end-glue-point="3" svg:d="M10600 5400h200" svg:viewBox="0 0 201 1">
          <text:p/>
        </draw:connector>
        <draw:connector draw:style-name="gr8" draw:text-style-name="P8" draw:layer="layout" svg:x1="4.8cm" svg:y1="3.8cm" svg:x2="10.8cm" svg:y2="6.199cm" draw:start-shape="id33" draw:start-glue-point="1" draw:end-shape="id30" draw:end-glue-point="9" svg:d="M4800 3800h3000v2399h3000" svg:viewBox="0 0 6001 2400">
          <text:p/>
        </draw:connector>
        <draw:custom-shape draw:style-name="gr20" draw:text-style-name="P15" xml:id="id35" draw:id="id35" draw:layer="layout" svg:width="1.2cm" svg:height="0.6cm" draw:transform="rotate (1.5707963267949) translate (12.4cm 6.8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6cm" svg:height="0.526cm" svg:x="11.4cm" svg:y="5cm">
          <draw:text-box>
            <text:p><text:span text:style-name="T3">:N</text:span><text:span text:style-name="T3">eq </text:span><text:span text:style-name="T3">: </text:span><text:span text:style-name="T3">AT</text:span><text:span text:style-name="T3">rc</text:span><text:span text:style-name="T3">C</text:span><text:span text:style-name="T3">mp</text:span><text:span text:style-name="T3">Va</text:span><text:span text:style-name="T3">r</text:span></text:p>
          </draw:text-box>
        </draw:frame>
        <draw:connector draw:style-name="gr8" draw:text-style-name="P8" draw:layer="layout" svg:x1="8.4cm" svg:y1="7cm" svg:x2="12.4cm" svg:y2="6.599cm" draw:start-shape="id34" draw:start-glue-point="6" draw:end-shape="id35" draw:end-glue-point="9" svg:d="M8400 7000h2001v-401h1999" svg:viewBox="0 0 4001 402">
          <text:p/>
        </draw:connector>
        <draw:custom-shape draw:style-name="gr43" draw:text-style-name="P15" xml:id="id34" draw:id="id34" draw:layer="layout" svg:width="0.799cm" svg:height="0.6cm" draw:transform="rotate (1.5707963267949) translate (7.8cm 7.399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2cm" svg:height="0.526cm" svg:x="6.8cm" svg:y="6.073cm">
          <draw:text-box>
            <text:p><text:span text:style-name="T3">AT</text:span><text:span text:style-name="T3">rc</text:span><text:span text:style-name="T3">Ge</text:span><text:span text:style-name="T3">tN</text:span><text:span text:style-name="T3">am</text:span><text:span text:style-name="T3">e</text:span></text:p>
          </draw:text-box>
        </draw:frame>
        <draw:connector draw:style-name="gr8" draw:text-style-name="P8" draw:layer="layout" draw:line-skew="0cm -0.563cm 0.101cm" svg:x1="13cm" svg:y1="9.726cm" svg:x2="7.801cm" svg:y2="7cm" draw:start-shape="id10" draw:start-glue-point="7" draw:end-shape="id34" draw:end-glue-point="4" svg:d="M13000 9726h502v-1926h-6102v-800h401" svg:viewBox="0 0 6103 2727">
          <text:p/>
        </draw:connector>
        <draw:connector draw:style-name="gr8" draw:text-style-name="P8" draw:layer="layout" svg:x1="13cm" svg:y1="6.2cm" svg:x2="14.4cm" svg:y2="4.599cm" draw:start-shape="id35" draw:start-glue-point="6" draw:end-shape="id5" draw:end-glue-point="9" svg:d="M13000 6200h701v-1601h699" svg:viewBox="0 0 1401 1602">
          <text:p/>
        </draw:connector>
        <draw:connector draw:style-name="gr8" draw:text-style-name="P8" draw:layer="layout" svg:x1="9.8cm" svg:y1="20.4cm" svg:x2="10.4cm" svg:y2="20.4cm" draw:start-shape="id36" draw:start-glue-point="7" draw:end-shape="id37" draw:end-glue-point="3" svg:d="M9800 20400h600" svg:viewBox="0 0 601 1">
          <text:p/>
        </draw:connector>
      </draw:page>
      <draw:page draw:name="VrController_v2" draw:style-name="dp1" draw:master-page-name="Default">
        <draw:custom-shape draw:style-name="gr44" draw:text-style-name="P11" draw:layer="layout" svg:width="5.2cm" svg:height="0.4cm" svg:x="1cm" svg:y="1cm">
          <text:p text:style-name="P10"><text:span text:style-name="T1">AvrMdl/VrController: DesComps/D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.8cm" svg:y="2.6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2.8cm" svg:y="3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.8cm" svg:y1="3.4cm" svg:x2="11.6cm" svg:y2="3.401cm" draw:start-shape="id38" draw:start-glue-point="1" svg:d="M4800 3400h3651v1h3149" svg:viewBox="0 0 6801 2">
          <text:p/>
        </draw:connector>
        <draw:custom-shape draw:style-name="gr29" draw:text-style-name="P13" xml:id="id39" draw:id="id39" draw:layer="layout" svg:width="1cm" svg:height="0.4cm" svg:x="12cm" svg:y="9.4cm">
          <text:p text:style-name="P12"><text:span text:style-name="T3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4" draw:layer="layout" svg:width="1.4cm" svg:height="0.526cm" svg:x="11.8cm" svg:y="8.8cm">
          <draw:text-box>
            <text:p><text:span text:style-name="T3">Curso</text:span><text:span text:style-name="T3">r</text:span></text:p>
          </draw:text-box>
        </draw:frame>
        <draw:custom-shape draw:style-name="gr24" draw:text-style-name="P1" draw:layer="layout" svg:width="3.6cm" svg:height="1cm" svg:x="15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3.6cm" svg:height="0.4cm" svg:x="15cm" svg:y="8.8cm">
          <text:p text:style-name="P4"><text:span text:style-name="T2">CursorUdp : UnitAdp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40" draw:id="id40" draw:layer="layout" svg:width="1.4cm" svg:height="0.4cm" svg:x="15cm" svg:y="9.4cm">
          <text:p text:style-name="P4"><text:span text:style-name="T2">InpMagUri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16.6cm" svg:y="9.4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3cm" svg:y1="9.6cm" svg:x2="15cm" svg:y2="9.6cm" draw:start-shape="id39" draw:start-glue-point="7" draw:end-shape="id40" draw:end-glue-point="3" svg:d="M13000 9600h2000" svg:viewBox="0 0 2001 1">
          <text:p/>
        </draw:connector>
        <draw:custom-shape draw:style-name="gr45" draw:text-style-name="P15" xml:id="id41" draw:id="id41" draw:layer="layout" svg:width="1.2cm" svg:height="0.8cm" draw:transform="rotate (1.5707963267949) translate (10.4cm 10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6cm" svg:y="8.6cm">
          <draw:text-box>
            <text:p><text:span text:style-name="T3">:ATrc</text:span><text:span text:style-name="T3">Switc</text:span><text:span text:style-name="T3">hBool</text:span></text:p>
          </draw:text-box>
        </draw:frame>
        <draw:connector draw:style-name="gr8" draw:text-style-name="P8" draw:layer="layout" svg:x1="11.2cm" svg:y1="9.8cm" svg:x2="12cm" svg:y2="9.6cm" draw:start-shape="id41" draw:start-glue-point="6" draw:end-shape="id39" draw:end-glue-point="5" svg:d="M11200 9800h401v-200h399" svg:viewBox="0 0 801 201">
          <text:p/>
        </draw:connector>
        <draw:custom-shape draw:style-name="gr20" draw:text-style-name="P15" xml:id="id42" draw:id="id42" draw:layer="layout" svg:width="1.2cm" svg:height="0.6cm" draw:transform="rotate (1.5707963267949) translate (9.698cm 13.199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6" draw:text-style-name="P28" draw:layer="layout" svg:width="2.4cm" svg:height="0.489cm" svg:x="9.4cm" svg:y="11.488cm">
          <draw:text-box>
            <text:p><text:span text:style-name="T6">Eq:ATrcCmpVar</text:span></text:p>
          </draw:text-box>
        </draw:frame>
        <draw:connector draw:style-name="gr8" draw:text-style-name="P8" draw:layer="layout" svg:x1="10.298cm" svg:y1="12.599cm" svg:x2="10.8cm" svg:y2="10.4cm" draw:start-shape="id42" draw:start-glue-point="6" draw:end-shape="id41" draw:end-glue-point="5" svg:d="M10298 12599h502v-2199" svg:viewBox="0 0 503 2200">
          <text:p/>
        </draw:connector>
        <draw:custom-shape draw:style-name="gr45" draw:text-style-name="P15" xml:id="id43" draw:id="id43" draw:layer="layout" svg:width="1.2cm" svg:height="0.8cm" draw:transform="rotate (1.5707963267949) translate (8cm 9.401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7.4cm" svg:y="7.674cm">
          <draw:text-box>
            <text:p><text:span text:style-name="T3">:ATrcSwitchBool</text:span></text:p>
          </draw:text-box>
        </draw:frame>
        <draw:connector draw:style-name="gr8" draw:text-style-name="P8" draw:layer="layout" svg:x1="8.8cm" svg:y1="8.801cm" svg:x2="10.4cm" svg:y2="9.401cm" draw:start-shape="id43" draw:start-glue-point="6" draw:end-shape="id41" draw:end-glue-point="8" svg:d="M8800 8801h801v600h799" svg:viewBox="0 0 1601 601">
          <text:p/>
        </draw:connector>
        <draw:custom-shape draw:style-name="gr28" draw:text-style-name="P22" draw:layer="layout" svg:width="0.4cm" svg:height="0.4cm" svg:x="10.4cm" svg:y="9.2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44" draw:id="id44" draw:layer="layout" svg:width="1.2cm" svg:height="0.6cm" draw:transform="rotate (1.5707963267949) translate (7.2cm 12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7" draw:text-style-name="P30" draw:layer="layout" svg:width="2cm" svg:height="0.476cm" svg:x="6cm" svg:y="10.526cm">
          <draw:text-box>
            <text:p text:style-name="P29">Eq:ATrcCmpVar</text:p>
          </draw:text-box>
        </draw:frame>
        <draw:connector draw:style-name="gr8" draw:text-style-name="P8" draw:layer="layout" svg:x1="7.8cm" svg:y1="11.726cm" svg:x2="8.4cm" svg:y2="9.401cm" draw:start-shape="id44" draw:start-glue-point="6" draw:end-shape="id43" draw:end-glue-point="5" svg:d="M7800 11726h600v-2325" svg:viewBox="0 0 601 2326">
          <text:p/>
        </draw:connector>
        <draw:custom-shape draw:style-name="gr29" draw:text-style-name="P17" xml:id="id45" draw:id="id45" draw:layer="layout" svg:width="1cm" svg:height="0.4cm" svg:x="5.8cm" svg:y="11.126cm">
          <text:p text:style-name="P16"><text:span text:style-name="T4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xml:id="id66" draw:id="id66" draw:layer="layout" svg:x1="6.8cm" svg:y1="11.326cm" svg:x2="7.2cm" svg:y2="11.327cm" draw:start-shape="id45" draw:start-glue-point="7" draw:end-shape="id44" draw:end-glue-point="8" svg:d="M6800 11326h201v1h199" svg:viewBox="0 0 401 2">
          <text:p/>
        </draw:connector>
        <draw:custom-shape draw:style-name="gr48" draw:text-style-name="P23" draw:layer="layout" svg:width="3.2cm" svg:height="7.4cm" svg:x="1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3cm" svg:height="0.4cm" svg:x="1cm" svg:y="11.8cm">
          <text:p text:style-name="P4"><text:span text:style-name="T2">CtrlCp : VrControllerCp</text:span>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3cm" svg:height="6.6cm" svg:x="1.2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xml:id="id46" draw:id="id46" draw:layer="layout" svg:width="1.8cm" svg:height="0.4cm" svg:x="2.4cm" svg:y="13cm">
          <text:p text:style-name="P19"><text:span text:style-name="T2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0.6cm" svg:x1="4.2cm" svg:y1="13.2cm" svg:x2="7.2cm" svg:y2="12.125cm" draw:start-shape="id46" draw:start-glue-point="1" draw:end-shape="id44" draw:end-glue-point="9" svg:d="M4200 13200h2100v-1075h900" svg:viewBox="0 0 3001 1076">
          <text:p/>
        </draw:connector>
        <draw:connector draw:style-name="gr8" draw:text-style-name="P8" draw:layer="layout" draw:line-skew="-0.4cm" svg:x1="4.2cm" svg:y1="13.2cm" svg:x2="8cm" svg:y2="8.402cm" draw:start-shape="id46" draw:start-glue-point="1" draw:end-shape="id43" draw:end-glue-point="8" svg:d="M4200 13200h1500v-4798h2300" svg:viewBox="0 0 3801 4799">
          <text:p/>
        </draw:connector>
        <draw:connector draw:style-name="gr8" draw:text-style-name="P8" draw:layer="layout" draw:line-skew="0cm 0cm 0.098cm" svg:x1="8cm" svg:y1="8.8cm" svg:x2="13cm" svg:y2="9.6cm" draw:start-shape="id47" draw:start-glue-point="3" draw:end-shape="id39" draw:end-glue-point="7" svg:d="M8000 8800h-501v-701h6101v1501h-600" svg:viewBox="0 0 6102 1502">
          <text:p/>
        </draw:connector>
        <draw:custom-shape draw:style-name="gr50" draw:text-style-name="P25" draw:layer="layout" svg:width="2.4cm" svg:height="2cm" svg:x="1.8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xml:id="id96" draw:id="id96" draw:layer="layout" svg:width="2.2cm" svg:height="0.4cm" svg:x="2cm" svg:y="14.8cm">
          <text:p text:style-name="P19"><text:span text:style-name="T2">Inp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-0.301cm" svg:x1="16cm" svg:y1="12.8cm" svg:x2="13cm" svg:y2="9.6cm" draw:start-shape="id48" draw:start-glue-point="3" draw:end-shape="id39" draw:end-glue-point="7" svg:d="M16000 12800h-1800v-3200h-1200" svg:viewBox="0 0 3001 3201">
          <text:p/>
        </draw:connector>
        <draw:custom-shape draw:style-name="gr52" draw:text-style-name="P25" draw:layer="layout" svg:width="2.4cm" svg:height="0.4cm" svg:x="1.8cm" svg:y="18cm">
          <text:p text:style-name="P19"><text:span text:style-name="T2">MutAdd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6" xml:id="id84" draw:id="id84" draw:layer="layout" svg:width="4cm" svg:height="0.8cm" svg:x="10.4cm" svg:y="21.4cm">
          <text:p text:style-name="P16"><text:span text:style-name="T4">TPL,SS:name,SS:type,SI:pos </text:span></text:p>
          <text:p text:style-name="P16"><text:span text:style-name="T4">Drp /*/Modules/AvrMdl/UnitDrp 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4.2cm" svg:y1="18.2cm" svg:x2="16.6cm" svg:y2="21.6cm" draw:end-shape="id49" draw:end-glue-point="6" svg:d="M4200 18200h12902v3400h-502" svg:viewBox="0 0 12903 3401">
          <text:p/>
        </draw:connector>
        <draw:custom-shape draw:style-name="gr37" draw:text-style-name="P1" draw:layer="layout" svg:width="3cm" svg:height="1.599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.8cm" svg:y="2.6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xml:id="id38" draw:id="id38" draw:layer="layout" svg:width="2cm" svg:height="0.4cm" svg:x="2.8cm" svg:y="3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4.8cm" svg:y="23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4.8cm" svg:y="23.474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4.8cm" svg:y="24.0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15.8cm" svg:y="24.074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4.8cm" svg:y="23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4.8cm" svg:y="23.474cm">
          <text:p text:style-name="P4"><text:span text:style-name="T2">WindowEdp : MelemAdp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xml:id="id51" draw:id="id51" draw:layer="layout" svg:width="1cm" svg:height="0.4cm" svg:x="14.8cm" svg:y="24.074cm">
          <text:p text:style-name="P4"><text:span text:style-name="T2">InpM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cm" svg:height="0.4cm" svg:x="16cm" svg:y="24.07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xml:id="id50" draw:id="id50" draw:layer="layout" svg:width="1.2cm" svg:height="0.8cm" draw:transform="rotate (1.5707963267949) translate (13cm 24.87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11.8cm" svg:y="23.274cm">
          <draw:text-box>
            <text:p><text:span text:style-name="T3">:A</text:span><text:span text:style-name="T3">Tr</text:span><text:span text:style-name="T3">cS</text:span><text:span text:style-name="T3">wit</text:span><text:span text:style-name="T3">ch</text:span><text:span text:style-name="T3">Bo</text:span><text:span text:style-name="T3">ol</text:span></text:p>
          </draw:text-box>
        </draw:frame>
        <draw:connector draw:style-name="gr8" draw:text-style-name="P8" draw:layer="layout" svg:x1="13.8cm" svg:y1="24.274cm" svg:x2="14.8cm" svg:y2="24.274cm" draw:start-shape="id50" draw:start-glue-point="6" draw:end-shape="id51" draw:end-glue-point="3" svg:d="M13800 24274h1000" svg:viewBox="0 0 1001 1">
          <text:p/>
        </draw:connector>
        <draw:custom-shape draw:style-name="gr53" draw:text-style-name="P13" xml:id="id52" draw:id="id52" draw:layer="layout" svg:width="0.8cm" svg:height="0.4cm" svg:x="10.8cm" svg:y="24.074cm">
          <text:p text:style-name="P12"><text:span text:style-name="T3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6cm" svg:y1="24.274cm" svg:x2="13cm" svg:y2="24.274cm" draw:start-shape="id52" draw:start-glue-point="7" draw:end-shape="id53" draw:end-glue-point="3" svg:d="M11600 24274h1400" svg:viewBox="0 0 1401 1">
          <text:p/>
        </draw:connector>
        <draw:custom-shape draw:style-name="gr20" draw:text-style-name="P15" xml:id="id56" draw:id="id56" draw:layer="layout" svg:width="1.2cm" svg:height="0.6cm" draw:transform="rotate (1.5707963267949) translate (10.6cm 26.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54" draw:text-style-name="P14" draw:layer="layout" svg:width="2cm" svg:height="0.526cm" svg:x="10.4cm" svg:y="25cm">
          <draw:text-box>
            <text:p><text:span text:style-name="T3">::</text:span><text:span text:style-name="T7">A</text:span><text:span text:style-name="T7">Trc</text:span><text:span text:style-name="T7">Mu</text:span><text:span text:style-name="T7">tCo</text:span><text:span text:style-name="T7">nn</text:span></text:p>
          </draw:text-box>
        </draw:frame>
        <draw:custom-shape draw:style-name="gr28" draw:text-style-name="P22" xml:id="id63" draw:id="id63" draw:layer="layout" svg:width="0.4cm" svg:height="0.4cm" svg:x="10.6cm" svg:y="25.4cm">
          <text:p text:style-name="P21"><text:span text:style-name="T5">Cp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55" draw:id="id55" draw:layer="layout" svg:width="0.4cm" svg:height="0.4cm" svg:x="10.6cm" svg:y="26.2cm">
          <text:p text:style-name="P21"><text:span text:style-name="T5">Cp2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62" draw:id="id62" draw:layer="layout" svg:width="3.8cm" svg:height="0.4cm" svg:x="6.2cm" svg:y="25.4cm">
          <text:p text:style-name="P12"><text:span text:style-name="T3">SS ./VrvCp/NavCtrl/DrpOut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41" draw:text-style-name="P13" xml:id="id54" draw:id="id54" draw:layer="layout" svg:width="4.6cm" svg:height="0.8cm" svg:x="5.4cm" svg:y="26cm">
          <text:p text:style-name="P12"><text:span text:style-name="T3">SS /testroot/Test/Window/Scene/</text:span></text:p>
          <text:p text:style-name="P12"><text:span text:style-name="T3">VBox/ModelView/Drp/RpCp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0cm" svg:y1="26.4cm" svg:x2="10.6cm" svg:y2="26.4cm" draw:start-shape="id54" draw:start-glue-point="7" draw:end-shape="id55" draw:end-glue-point="3" svg:d="M10000 26400h600" svg:viewBox="0 0 601 1">
          <text:p/>
        </draw:connector>
        <draw:connector draw:style-name="gr8" draw:text-style-name="P8" draw:layer="layout" svg:x1="11.2cm" svg:y1="26cm" svg:x2="13cm" svg:y2="24.674cm" draw:start-shape="id56" draw:start-glue-point="6" draw:end-shape="id57" draw:end-glue-point="3" svg:d="M11200 26000h901v-1326h899" svg:viewBox="0 0 1801 1327">
          <text:p/>
        </draw:connector>
        <draw:custom-shape draw:style-name="gr20" draw:text-style-name="P15" xml:id="id58" draw:id="id58" draw:layer="layout" svg:width="1.2cm" svg:height="0.6cm" draw:transform="rotate (1.5707963267949) translate (7.2cm 20.2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30" draw:layer="layout" svg:width="2.4cm" svg:height="0.526cm" svg:x="6.2cm" svg:y="18.6cm">
          <draw:text-box>
            <text:p text:style-name="P29">Eq:ATrcCmpVar</text:p>
          </draw:text-box>
        </draw:frame>
        <draw:connector draw:style-name="gr8" draw:text-style-name="P8" draw:layer="layout" draw:line-skew="-1.501cm" svg:x1="7.8cm" svg:y1="19.6cm" svg:x2="13cm" svg:y2="23.874cm" draw:start-shape="id58" draw:start-glue-point="6" draw:end-shape="id59" draw:end-glue-point="3" svg:d="M7800 19600h1100v4274h4100" svg:viewBox="0 0 5201 4275">
          <text:p/>
        </draw:connector>
        <draw:custom-shape draw:style-name="gr53" draw:text-style-name="P13" xml:id="id60" draw:id="id60" draw:layer="layout" svg:width="0.8cm" svg:height="0.4cm" svg:x="5.8cm" svg:y="19.8cm">
          <text:p text:style-name="P12"><text:span text:style-name="T3">SI 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6.6cm" svg:y1="20cm" svg:x2="7.2cm" svg:y2="19.999cm" draw:start-shape="id60" draw:start-glue-point="7" draw:end-shape="id58" draw:end-glue-point="9" svg:d="M6600 20000h301v-1h299" svg:viewBox="0 0 601 2">
          <text:p/>
        </draw:connector>
        <draw:custom-shape draw:style-name="gr52" draw:text-style-name="P25" draw:layer="layout" svg:width="2.4cm" svg:height="0.4cm" svg:x="1.8cm" svg:y="18.4cm">
          <text:p text:style-name="P19"><text:span text:style-name="T2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-0.65cm" svg:x1="4.2cm" svg:y1="18.6cm" svg:x2="7.2cm" svg:y2="19.201cm" draw:end-shape="id58" draw:end-glue-point="8" svg:d="M4200 18600h600v601h2400" svg:viewBox="0 0 3001 602">
          <text:p/>
        </draw:connector>
        <draw:custom-shape draw:style-name="gr28" draw:text-style-name="P22" xml:id="id53" draw:id="id53" draw:layer="layout" svg:width="0.4cm" svg:height="0.4cm" svg:x="13cm" svg:y="24.074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57" draw:id="id57" draw:layer="layout" svg:width="0.4cm" svg:height="0.4cm" svg:x="13cm" svg:y="24.474cm">
          <text:p text:style-name="P2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59" draw:id="id59" draw:layer="layout" svg:width="0.6cm" svg:height="0.4cm" svg:x="13cm" svg:y="23.674cm">
          <text:p text:style-name="P21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2.799cm" svg:height="0.394cm" draw:transform="rotate (0.00680678408277788) translate (5.398cm 18.219cm)">
          <text:p text:style-name="P31"><text:span text:style-name="T7">Creates DRP in ModelView`</text:span></text:p>
          <draw:enhanced-geometry svg:viewBox="0 0 21600 21600" draw:mirror-horizontal="false" draw:type="line-callout-1" draw:modifiers="-9210.85714285714 26630.8860759494 -1928.57142857143 30349.367088607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20" xml:id="id61" draw:id="id61" draw:layer="layout" svg:width="2cm" svg:height="0.4cm" svg:x="2.8cm" svg:y="3.6cm">
          <text:p text:style-name="P19"><text:span text:style-name="T2">CompNames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.8cm" svg:y1="3.8cm" svg:x2="10.8cm" svg:y2="6.199cm" draw:start-shape="id61" draw:start-glue-point="1" svg:d="M4800 3800h3251v2399h2749" svg:viewBox="0 0 6001 2400">
          <text:p/>
        </draw:connector>
        <draw:connector draw:style-name="gr8" draw:text-style-name="P8" draw:layer="layout" svg:x1="10cm" svg:y1="25.6cm" svg:x2="10.6cm" svg:y2="25.6cm" draw:start-shape="id62" draw:start-glue-point="7" draw:end-shape="id63" draw:end-glue-point="3" svg:d="M10000 25600h600" svg:viewBox="0 0 601 1">
          <text:p/>
        </draw:connector>
        <draw:custom-shape draw:style-name="gr56" draw:text-style-name="P25" draw:layer="layout" svg:width="1cm" svg:height="0.4cm" svg:x="1.8cm" svg:y="14.2cm">
          <text:p text:style-name="P19"><text:span text:style-name="T2">Drp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2.8cm" svg:height="0.4cm" svg:x="1.2cm" svg:y="12.4cm">
          <text:p text:style-name="P19"><text:span text:style-name="T2">NavCtrl : ASocketM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64" draw:id="id64" draw:layer="layout" svg:width="4.2cm" svg:height="0.604cm" svg:x="1.239cm" svg:y="9.489cm">
          <text:p text:style-name="P12"><text:span text:style-name="T3">SS /*/Test/Controller/ModelMnt/*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6" draw:text-style-name="P28" draw:layer="layout" svg:width="2.4cm" svg:height="0.489cm" svg:x="2.839cm" svg:y="9cm">
          <draw:text-box>
            <text:p><text:span text:style-name="T6">C</text:span><text:span text:style-name="T6">o</text:span><text:span text:style-name="T6">n</text:span><text:span text:style-name="T6">s</text:span><text:span text:style-name="T6">t</text:span><text:span text:style-name="T6">_</text:span><text:span text:style-name="T6">S</text:span><text:span text:style-name="T6">M</text:span><text:span text:style-name="T6">d</text:span><text:span text:style-name="T6">l</text:span><text:span text:style-name="T6">R</text:span><text:span text:style-name="T6">o</text:span><text:span text:style-name="T6">o</text:span><text:span text:style-name="T6">t</text:span></text:p>
          </draw:text-box>
        </draw:frame>
        <draw:connector draw:style-name="gr8" draw:text-style-name="P8" draw:layer="layout" svg:x1="5.439cm" svg:y1="9.791cm" svg:x2="10.4cm" svg:y2="9.8cm" draw:start-shape="id64" draw:start-glue-point="7" draw:end-shape="id65" draw:end-glue-point="3" svg:d="M5439 9791h2481v9h2480" svg:viewBox="0 0 4962 10">
          <text:p/>
        </draw:connector>
        <draw:connector draw:style-name="gr8" draw:text-style-name="P8" draw:layer="layout" draw:line-skew="0cm 0cm -0.102cm" svg:x1="9.698cm" svg:y1="12.2cm" svg:x2="13cm" svg:y2="9.6cm" draw:start-shape="id42" draw:start-glue-point="8" draw:end-shape="id39" draw:end-glue-point="7" svg:d="M9698 12200h-501v-1300h4203v-1300h-400" svg:viewBox="0 0 4204 2601">
          <text:p/>
        </draw:connector>
        <draw:connector draw:style-name="gr8" draw:text-style-name="P8" draw:layer="layout" svg:x1="7.001cm" svg:y1="11.326cm" svg:x2="9.698cm" svg:y2="12.998cm" draw:start-shape="id66" draw:start-glue-point="0" draw:end-shape="id42" draw:end-glue-point="9" svg:d="M7001 11326v1672h2697" svg:viewBox="0 0 2698 1673">
          <text:p/>
        </draw:connector>
        <draw:custom-shape draw:style-name="gr51" draw:text-style-name="P25" xml:id="id67" draw:id="id67" draw:layer="layout" svg:width="2.2cm" svg:height="0.4cm" svg:x="2cm" svg:y="15.2cm">
          <text:p text:style-name="P19"><text:span text:style-name="T2">Outp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draw:layer="layout" svg:width="2.2cm" svg:height="0.4cm" svg:x="2cm" svg:y="15.6cm">
          <text:p text:style-name="P19"><text:span text:style-name="T2">OutComps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5" xml:id="id76" draw:id="id76" draw:layer="layout" svg:width="0.8cm" svg:height="0.6cm" draw:transform="rotate (1.5707963267949) translate (6.4cm 1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6" draw:text-style-name="P28" draw:layer="layout" svg:width="2.4cm" svg:height="0.489cm" svg:x="6.8cm" svg:y="15.089cm">
          <draw:text-box>
            <text:p><text:span text:style-name="T6">NEq:ATrcCmpVar</text:span></text:p>
          </draw:text-box>
        </draw:frame>
        <draw:connector draw:style-name="gr8" draw:text-style-name="P8" draw:layer="layout" svg:x1="4.2cm" svg:y1="15.4cm" svg:x2="6.4cm" svg:y2="15.8cm" draw:start-shape="id67" draw:start-glue-point="1" draw:end-shape="id68" draw:end-glue-point="3" svg:d="M4200 15400h1100v400h1100" svg:viewBox="0 0 2201 401">
          <text:p/>
        </draw:connector>
        <draw:connector draw:style-name="gr8" draw:text-style-name="P8" draw:layer="layout" draw:line-skew="0cm 1.299cm" svg:x1="6.4cm" svg:y1="15.4cm" svg:x2="13cm" svg:y2="9.6cm" draw:start-shape="id69" draw:start-glue-point="3" draw:end-shape="id39" draw:end-glue-point="7" svg:d="M6400 15400h-501v-1600h7603v-4200h-502" svg:viewBox="0 0 7604 5801">
          <text:p/>
        </draw:connector>
        <draw:custom-shape draw:style-name="gr58" draw:text-style-name="P15" xml:id="id74" draw:id="id74" draw:layer="layout" svg:width="0.8cm" svg:height="0.6cm" draw:transform="rotate (1.5707963267949) translate (8.8cm 17.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6" draw:text-style-name="P28" draw:layer="layout" svg:width="2.4cm" svg:height="0.489cm" svg:x="9.4cm" svg:y="16.711cm">
          <draw:text-box>
            <text:p><text:span text:style-name="T6">Eq:A</text:span><text:span text:style-name="T6">TrcC</text:span><text:span text:style-name="T6">mpVa</text:span><text:span text:style-name="T6">r</text:span></text:p>
          </draw:text-box>
        </draw:frame>
        <draw:connector draw:style-name="gr8" draw:text-style-name="P8" draw:layer="layout" svg:x1="4.2cm" svg:y1="17.4cm" svg:x2="8.8cm" svg:y2="17.4cm" draw:start-shape="id70" draw:start-glue-point="1" draw:end-shape="id71" draw:end-glue-point="3" svg:d="M4200 17400h4600" svg:viewBox="0 0 4601 1">
          <text:p/>
        </draw:connector>
        <draw:custom-shape draw:style-name="gr21" draw:text-style-name="P17" xml:id="id72" draw:id="id72" draw:layer="layout" svg:width="0.4cm" svg:height="0.4cm" svg:x="7.6cm" svg:y="16.8cm">
          <text:p text:style-name="P16"><text:span text:style-name="T4">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8cm" svg:y1="17cm" svg:x2="8.8cm" svg:y2="17cm" draw:start-shape="id72" draw:start-glue-point="7" draw:end-shape="id73" draw:end-glue-point="3" svg:d="M8000 17000h800" svg:viewBox="0 0 801 1">
          <text:p/>
        </draw:connector>
        <draw:custom-shape draw:style-name="gr20" draw:text-style-name="P15" xml:id="id75" draw:id="id75" draw:layer="layout" svg:width="1.2cm" svg:height="0.6cm" draw:transform="rotate (1.5707963267949) translate (10.8cm 16.8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34" draw:layer="layout" svg:width="2.2cm" svg:height="0.526cm" svg:x="9.8cm" svg:y="15.074cm">
          <draw:text-box>
            <text:p text:style-name="P33">:ATrcAndVar</text:p>
          </draw:text-box>
        </draw:frame>
        <draw:connector draw:style-name="gr8" draw:text-style-name="P8" draw:layer="layout" svg:x1="9.4cm" svg:y1="17.2cm" svg:x2="10.8cm" svg:y2="16.599cm" draw:start-shape="id74" draw:start-glue-point="6" draw:end-shape="id75" draw:end-glue-point="9" svg:d="M9400 17200h701v-601h699" svg:viewBox="0 0 1401 602">
          <text:p/>
        </draw:connector>
        <draw:connector draw:style-name="gr8" draw:text-style-name="P8" draw:layer="layout" svg:x1="7cm" svg:y1="15.6cm" svg:x2="10.8cm" svg:y2="15.801cm" draw:start-shape="id76" draw:start-glue-point="6" draw:end-shape="id75" draw:end-glue-point="8" svg:d="M7000 15600h1901v201h1899" svg:viewBox="0 0 3801 202">
          <text:p/>
        </draw:connector>
        <draw:custom-shape draw:style-name="gr29" draw:text-style-name="P13" xml:id="id77" draw:id="id77" draw:layer="layout" svg:width="1cm" svg:height="0.4cm" svg:x="12cm" svg:y="16cm">
          <text:p text:style-name="P12"><text:span text:style-name="T3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4cm" svg:y1="16.2cm" svg:x2="12cm" svg:y2="16.2cm" draw:start-shape="id75" draw:start-glue-point="6" draw:end-shape="id77" draw:end-glue-point="5" svg:d="M11400 16200h600" svg:viewBox="0 0 601 1">
          <text:p/>
        </draw:connector>
        <draw:frame draw:style-name="gr46" draw:text-style-name="P28" draw:layer="layout" svg:width="2cm" svg:height="0.526cm" svg:x="11.6cm" svg:y="15.474cm">
          <draw:text-box>
            <text:p text:style-name="P35"><text:span text:style-name="T8">Vr</text:span><text:span text:style-name="T8">pD</text:span><text:span text:style-name="T8">irt</text:span><text:span text:style-name="T8">y`</text:span></text:p>
          </draw:text-box>
        </draw:frame>
        <draw:custom-shape draw:style-name="gr52" draw:text-style-name="P25" xml:id="id70" draw:id="id70" draw:layer="layout" svg:width="2.4cm" svg:height="0.4cm" svg:x="1.8cm" svg:y="17.2cm">
          <text:p text:style-name="P19"><text:span text:style-name="T2">VrvComps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5" xml:id="id83" draw:id="id83" draw:layer="controls" svg:width="2.4cm" svg:height="0.4cm" svg:x="1.8cm" svg:y="17.6cm">
          <text:p text:style-name="P19"><text:span text:style-name="T2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xml:id="id79" draw:id="id79" draw:layer="controls" svg:width="1.2cm" svg:height="0.8cm" draw:transform="rotate (1.5707963267949) translate (15.6cm 16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30" draw:layer="controls" svg:width="2.2cm" svg:height="0.526cm" svg:x="16.2cm" svg:y="15.2cm">
          <draw:text-box>
            <text:p text:style-name="P29">:ATrcSwitchBool</text:p>
          </draw:text-box>
        </draw:frame>
        <draw:custom-shape draw:style-name="gr21" draw:text-style-name="P13" xml:id="id78" draw:id="id78" draw:layer="controls" svg:width="0.4cm" svg:height="0.4cm" svg:x="15cm" svg:y="15.2cm">
          <text:p text:style-name="P12"><text:span text:style-name="T3">-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controls" svg:x1="15.4cm" svg:y1="15.4cm" svg:x2="15.6cm" svg:y2="15.401cm" draw:start-shape="id78" draw:start-glue-point="7" draw:end-shape="id79" draw:end-glue-point="8" svg:d="M15400 15400h101v1h99" svg:viewBox="0 0 201 2">
          <text:p/>
        </draw:connector>
        <draw:connector draw:style-name="gr8" draw:text-style-name="P8" draw:layer="controls" svg:x1="13cm" svg:y1="16.2cm" svg:x2="15.6cm" svg:y2="16.2cm" draw:start-shape="id77" draw:start-glue-point="7" draw:end-shape="id80" draw:end-glue-point="3" svg:d="M13000 16200h2600" svg:viewBox="0 0 2601 1">
          <text:p/>
        </draw:connector>
        <draw:custom-shape draw:style-name="gr28" draw:text-style-name="P22" draw:layer="controls" svg:width="0.4cm" svg:height="0.4cm" svg:x="15.6cm" svg:y="15.2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82" draw:id="id82" draw:layer="controls" svg:width="0.4cm" svg:height="0.4cm" svg:x="15.6cm" svg:y="15.6cm">
          <text:p text:style-name="P2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80" draw:id="id80" draw:layer="controls" svg:width="0.6cm" svg:height="0.4cm" svg:x="15.6cm" svg:y="16cm">
          <text:p text:style-name="P21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xml:id="id81" draw:id="id81" draw:layer="controls" svg:width="0.4cm" svg:height="0.4cm" svg:x="14.6cm" svg:y="15.6cm">
          <text:p text:style-name="P12"><text:span text:style-name="T3">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controls" svg:x1="15cm" svg:y1="15.8cm" svg:x2="15.6cm" svg:y2="15.8cm" draw:start-shape="id81" draw:start-glue-point="7" draw:end-shape="id82" draw:end-glue-point="3" svg:d="M15000 15800h600" svg:viewBox="0 0 601 1">
          <text:p/>
        </draw:connector>
        <draw:connector draw:style-name="gr8" draw:text-style-name="P8" draw:layer="controls" svg:x1="4.2cm" svg:y1="17.8cm" svg:x2="16.4cm" svg:y2="15.8cm" draw:start-shape="id83" draw:start-glue-point="1" draw:end-shape="id79" draw:end-glue-point="6" svg:d="M4200 17800h12702v-2000h-502" svg:viewBox="0 0 12703 2001">
          <text:p/>
        </draw:connector>
        <draw:custom-shape draw:style-name="gr59" draw:text-style-name="P37" draw:layer="controls" svg:width="9.8cm" svg:height="0.6cm" svg:x="8.4cm" svg:y="1cm">
          <text:p text:style-name="P36"><text:span text:style-name="T9">W</text:span><text:span text:style-name="T9">e</text:span><text:span text:style-name="T9"> </text:span><text:span text:style-name="T9">n</text:span><text:span text:style-name="T9">e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c</text:span><text:span text:style-name="T9">r</text:span><text:span text:style-name="T9">e</text:span><text:span text:style-name="T9">a</text:span><text:span text:style-name="T9">t</text:span><text:span text:style-name="T9">e</text:span><text:span text:style-name="T9"> </text:span><text:span text:style-name="T9">n</text:span><text:span text:style-name="T9">e</text:span><text:span text:style-name="T9">w</text:span><text:span text:style-name="T9"> </text:span><text:span text:style-name="T9">D</text:span><text:span text:style-name="T9">R</text:span><text:span text:style-name="T9">P</text:span><text:span text:style-name="T9"> </text:span><text:span text:style-name="T9">o</text:span><text:span text:style-name="T9">f </text:span><text:span text:style-name="T9">c</text:span><text:span text:style-name="T9">o</text:span><text:span text:style-name="T9">r</text:span><text:span text:style-name="T9">r</text:span><text:span text:style-name="T9">e</text:span><text:span text:style-name="T9">s</text:span><text:span text:style-name="T9">p</text:span><text:span text:style-name="T9">o</text:span><text:span text:style-name="T9">n</text:span><text:span text:style-name="T9">d</text:span><text:span text:style-name="T9">i</text:span><text:span text:style-name="T9">n</text:span><text:span text:style-name="T9">g</text:span><text:span text:style-name="T9"> </text:span><text:span text:style-name="T9">t</text:span><text:span text:style-name="T9">y</text:span><text:span text:style-name="T9">p</text:span><text:span text:style-name="T9">e</text:span><text:span text:style-name="T9"> </text:span><text:span text:style-name="T9">o</text:span><text:span text:style-name="T9">n</text:span><text:span text:style-name="T9"> </text:span><text:span text:style-name="T9">e</text:span><text:span text:style-name="T9">a</text:span><text:span text:style-name="T9">c</text:span><text:span text:style-name="T9">h</text:span><text:span text:style-name="T9"> </text:span><text:span text:style-name="T9">c</text:span><text:span text:style-name="T9">u</text:span><text:span text:style-name="T9">r</text:span><text:span text:style-name="T9">s</text:span><text:span text:style-name="T9">o</text:span><text:span text:style-name="T9">r </text:span><text:span text:style-name="T9">u</text:span><text:span text:style-name="T9">p</text:span><text:span text:style-name="T9">d</text:span><text:span text:style-name="T9">a</text:span><text:span text:style-name="T9">t</text:span><text:span text:style-name="T9">e</text:span><text:span text:style-name="T9">d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xml:id="id49" draw:id="id49" draw:layer="controls" svg:width="1.2cm" svg:height="0.8cm" draw:transform="rotate (1.5707963267949) translate (15.8cm 22.2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30" draw:layer="controls" svg:width="2.2cm" svg:height="0.526cm" svg:x="15.2cm" svg:y="20.4cm">
          <draw:text-box>
            <text:p text:style-name="P29">:ATrcSwitchBool</text:p>
          </draw:text-box>
        </draw:frame>
        <draw:connector draw:style-name="gr8" draw:text-style-name="P8" draw:layer="controls" svg:x1="14.4cm" svg:y1="21.8cm" svg:x2="15.8cm" svg:y2="21.6cm" draw:start-shape="id84" draw:start-glue-point="7" draw:end-shape="id85" draw:end-glue-point="3" svg:d="M14400 21800h701v-200h699" svg:viewBox="0 0 1401 201">
          <text:p/>
        </draw:connector>
        <draw:custom-shape draw:style-name="gr28" draw:text-style-name="P22" xml:id="id85" draw:id="id85" draw:layer="controls" svg:width="0.4cm" svg:height="0.4cm" svg:x="15.8cm" svg:y="21.4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88" draw:id="id88" draw:layer="controls" svg:width="0.4cm" svg:height="0.4cm" svg:x="15.8cm" svg:y="21.8cm">
          <text:p text:style-name="P2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86" draw:id="id86" draw:layer="controls" svg:width="0.6cm" svg:height="0.4cm" svg:x="15.8cm" svg:y="21cm">
          <text:p text:style-name="P21"><text:span text:style-name="T5">S</text:span><text:span text:style-name="T5">e</text:span><text:span text:style-name="T5">l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controls" draw:line-skew="-2.601cm" svg:x1="7.8cm" svg:y1="19.6cm" svg:x2="15.8cm" svg:y2="21.2cm" draw:start-shape="id58" draw:start-glue-point="6" draw:end-shape="id86" draw:end-glue-point="3" svg:d="M7800 19600h1400v1600h6600" svg:viewBox="0 0 8001 1601">
          <text:p/>
        </draw:connector>
        <draw:custom-shape draw:style-name="gr60" draw:text-style-name="P26" xml:id="id87" draw:id="id87" draw:layer="controls" svg:width="4.4cm" svg:height="0.4cm" svg:x="10.4cm" svg:y="22.4cm">
          <text:p text:style-name="P16"><text:span text:style-name="T4">TPL,SS:name,S</text:span><text:span text:style-name="T4">S:type,SI:pos </text:span><text:span text:style-name="T4">Drp nil 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controls" svg:x1="14.8cm" svg:y1="22.6cm" svg:x2="15.8cm" svg:y2="22cm" draw:start-shape="id87" draw:start-glue-point="7" draw:end-shape="id88" draw:end-glue-point="3" svg:d="M14800 22600h501v-600h499" svg:viewBox="0 0 1001 601">
          <text:p/>
        </draw:connector>
        <draw:custom-shape draw:style-name="gr61" draw:text-style-name="P39" draw:layer="controls" svg:width="3.597cm" svg:height="0.805cm" draw:transform="rotate (0.00680678408277788) translate (13.398cm 25.819cm)">
          <text:p text:style-name="P38"><text:span text:style-name="T7">Connects DRP to </text:span><text:span text:style-name="T7">View-Controller</text:span></text:p>
          <text:p text:style-name="P38"><text:span text:style-name="T7">channel socket</text:span></text:p>
          <draw:enhanced-geometry svg:viewBox="0 0 21600 21600" draw:mirror-horizontal="false" draw:type="line-callout-1" draw:modifiers="-11826.5703168427 6753.34987593052 -1500.83379655364 14873.44913151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22" xml:id="id65" draw:id="id65" draw:layer="controls" svg:width="0.4cm" svg:height="0.4cm" svg:x="10.4cm" svg:y="9.6cm">
          <text:p text:style-name="P2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controls" svg:width="0.4cm" svg:height="0.4cm" svg:x="8cm" svg:y="8.2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47" draw:id="id47" draw:layer="controls" svg:width="0.4cm" svg:height="0.4cm" svg:x="8cm" svg:y="8.6cm">
          <text:p text:style-name="P2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controls" svg:width="0.6cm" svg:height="0.4cm" svg:x="8cm" svg:y="9cm">
          <text:p text:style-name="P21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controls" svg:width="0.6cm" svg:height="0.4cm" svg:x="10.4cm" svg:y="10cm">
          <text:p text:style-name="P21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xml:id="id97" draw:id="id97" draw:layer="controls" svg:width="1.2cm" svg:height="0.8cm" draw:transform="rotate (1.5707963267949) translate (16cm 13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30" draw:layer="controls" svg:width="2.2cm" svg:height="0.526cm" svg:x="15.4cm" svg:y="11.8cm">
          <draw:text-box>
            <text:p text:style-name="P29">:ATrcSwitchBool</text:p>
          </draw:text-box>
        </draw:frame>
        <draw:custom-shape draw:style-name="gr28" draw:text-style-name="P22" xml:id="id94" draw:id="id94" draw:layer="controls" svg:width="0.4cm" svg:height="0.4cm" svg:x="16cm" svg:y="12.2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48" draw:id="id48" draw:layer="controls" svg:width="0.4cm" svg:height="0.4cm" svg:x="16cm" svg:y="12.6cm">
          <text:p text:style-name="P2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92" draw:id="id92" draw:layer="controls" svg:width="0.6cm" svg:height="0.4cm" svg:x="16cm" svg:y="13cm">
          <text:p text:style-name="P21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xml:id="id89" draw:id="id89" draw:layer="controls" svg:width="0.6cm" svg:height="0.4cm" svg:x="9.8cm" svg:y="19.4cm">
          <text:p text:style-name="P12"><text:span text:style-name="T3">SB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controls" svg:x1="7.8cm" svg:y1="19.6cm" svg:x2="9.8cm" svg:y2="19.6cm" draw:start-shape="id58" draw:start-glue-point="6" draw:end-shape="id89" draw:end-glue-point="5" svg:d="M7800 19600h2000" svg:viewBox="0 0 2001 1">
          <text:p/>
        </draw:connector>
        <draw:custom-shape draw:style-name="gr53" draw:text-style-name="P13" draw:layer="controls" svg:width="0.8cm" svg:height="0.4cm" svg:x="2cm" svg:y="23.6cm">
          <text:p text:style-name="P12"><text:span text:style-name="T3">S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58" draw:text-style-name="P15" xml:id="id98" draw:id="id98" draw:layer="controls" svg:width="0.8cm" svg:height="0.6cm" draw:transform="rotate (1.5707963267949) translate (12.2cm 20.2cm)">
          <draw:glue-point draw:id="8" svg:x="-5.016cm" svg:y="-5cm"/>
          <draw:glue-point draw:id="9" svg:x="-5.016cm" svg:y="-5.025cm"/>
          <draw:glue-point draw:id="10" svg:x="5cm" svg:y="5.012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6" draw:text-style-name="P30" draw:layer="controls" svg:width="1.8cm" svg:height="0.489cm" svg:x="11.6cm" svg:y="18.8cm">
          <draw:text-box>
            <text:p text:style-name="P29">:ATrcAndVar</text:p>
          </draw:text-box>
        </draw:frame>
        <draw:connector draw:style-name="gr8" draw:text-style-name="P8" draw:layer="controls" svg:x1="11cm" svg:y1="19.6cm" svg:x2="10.4cm" svg:y2="19.6cm" draw:start-shape="id90" draw:start-glue-point="4" draw:end-shape="id89" draw:end-glue-point="7" svg:d="M11000 19600h-600" svg:viewBox="0 0 601 1">
          <text:p/>
        </draw:connector>
        <draw:connector draw:style-name="gr8" draw:text-style-name="P8" draw:layer="controls" svg:x1="14cm" svg:y1="19.8cm" svg:x2="16cm" svg:y2="13.2cm" draw:start-shape="id91" draw:start-glue-point="7" draw:end-shape="id92" draw:end-glue-point="3" svg:d="M14000 19800h1001v-6600h999" svg:viewBox="0 0 2001 6601">
          <text:p/>
        </draw:connector>
        <draw:custom-shape draw:style-name="gr28" draw:text-style-name="P22" xml:id="id68" draw:id="id68" draw:layer="controls" svg:width="0.4cm" svg:height="0.4cm" svg:x="6.4cm" svg:y="15.6cm">
          <text:p text:style-name="P2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xml:id="id93" draw:id="id93" draw:layer="controls" svg:width="0.4cm" svg:height="0.4cm" svg:x="12.2cm" svg:y="19.8cm">
          <text:p text:style-name="P21"><text:span text:style-name="T5"/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95" draw:id="id95" draw:layer="controls" svg:width="0.4cm" svg:height="0.4cm" svg:x="12.2cm" svg:y="19.4cm">
          <text:p text:style-name="P21"><text:span text:style-name="T5"/></text:p>
          <draw:enhanced-geometry svg:viewBox="0 0 21600 21600" draw:type="rectangle" draw:enhanced-path="M 0 0 L 21600 0 21600 21600 0 21600 0 0 Z N"/>
        </draw:custom-shape>
        <draw:connector draw:style-name="gr8" draw:text-style-name="P8" draw:layer="controls" draw:line-skew="-0.701cm" svg:x1="12.2cm" svg:y1="20cm" svg:x2="7.8cm" svg:y2="19.6cm" draw:start-shape="id93" draw:start-glue-point="3" draw:end-shape="id58" draw:end-glue-point="6" svg:d="M12200 20000h-2900v-400h-1500" svg:viewBox="0 0 4401 401">
          <text:p/>
        </draw:connector>
        <draw:custom-shape draw:style-name="gr63" draw:text-style-name="P15" xml:id="id90" draw:id="id90" draw:layer="controls" svg:width="0.4cm" svg:height="0.6cm" draw:transform="rotate (1.5707963267949) translate (11cm 19.8cm)">
          <draw:glue-point draw:id="8" svg:x="-5cm" svg:y="0cm"/>
          <draw:glue-point draw:id="9" svg:x="-5cm" svg:y="0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64" draw:text-style-name="P30" draw:layer="controls" svg:width="0.55cm" svg:height="0.439cm" svg:x="11cm" svg:y="18.8cm">
          <draw:text-box>
            <text:p text:style-name="P29">No</text:p>
          </draw:text-box>
        </draw:frame>
        <draw:connector draw:style-name="gr8" draw:text-style-name="P8" draw:layer="controls" svg:x1="15.2cm" svg:y1="12.4cm" svg:x2="16cm" svg:y2="12.4cm" draw:end-shape="id94" draw:end-glue-point="3" svg:d="M15200 12400h800" svg:viewBox="0 0 801 1">
          <text:p/>
        </draw:connector>
        <draw:connector draw:style-name="gr8" draw:text-style-name="P8" draw:layer="controls" svg:x1="11.6cm" svg:y1="19.6cm" svg:x2="12.2cm" svg:y2="19.6cm" draw:start-shape="id90" draw:start-glue-point="6" draw:end-shape="id95" draw:end-glue-point="3" svg:d="M11600 19600h600" svg:viewBox="0 0 601 1">
          <text:p/>
        </draw:connector>
        <draw:custom-shape draw:style-name="gr29" draw:text-style-name="P17" draw:layer="controls" svg:width="1cm" svg:height="0.4cm" svg:x="14.6cm" svg:y="12.2cm">
          <text:p text:style-name="P16"><text:span text:style-name="T4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controls" svg:x1="4.2cm" svg:y1="15cm" svg:x2="16.8cm" svg:y2="12.8cm" draw:start-shape="id96" draw:start-glue-point="1" draw:end-shape="id97" draw:end-glue-point="6" svg:d="M4200 15000h13102v-2200h-502" svg:viewBox="0 0 13103 2201">
          <text:p/>
        </draw:connector>
        <draw:custom-shape draw:style-name="gr62" draw:text-style-name="P13" xml:id="id91" draw:id="id91" draw:layer="layout" svg:width="0.6cm" svg:height="0.4cm" svg:x="13.4cm" svg:y="19.6cm">
          <text:p text:style-name="P12"><text:span text:style-name="T3">SB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2.8cm" svg:y1="19.8cm" svg:x2="13.4cm" svg:y2="19.8cm" draw:start-shape="id98" draw:start-glue-point="6" draw:end-shape="id91" draw:end-glue-point="5" svg:d="M12800 19800h600" svg:viewBox="0 0 601 1">
          <text:p/>
        </draw:connector>
        <draw:custom-shape draw:style-name="gr65" draw:text-style-name="P39" draw:layer="layout" svg:width="2.996cm" svg:height="0.601cm" draw:transform="rotate (0.00680678408277789) translate (15.2cm 18.419cm)">
          <text:p text:style-name="P38"><text:span text:style-name="T10">Needs to delay to connect</text:span></text:p>
          <text:p text:style-name="P38"><text:span text:style-name="T7">DRP to View-Controller first </text:span></text:p>
          <draw:enhanced-geometry svg:viewBox="0 0 21600 21600" draw:mirror-horizontal="false" draw:type="line-callout-1" draw:modifiers="-9419.81981981982 44563.4551495017 -1809.00900900901 19913.62126245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22" xml:id="id69" draw:id="id69" draw:layer="layout" svg:width="0.4cm" svg:height="0.4cm" svg:x="6.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5" xml:id="id102" draw:id="id102" draw:layer="layout" svg:width="0.8cm" svg:height="0.6cm" draw:transform="rotate (1.5707963267949) translate (6.4cm 17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22" xml:id="id99" draw:id="id99" draw:layer="layout" svg:width="0.4cm" svg:height="0.4cm" svg:x="6.4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xml:id="id101" draw:id="id101" draw:layer="layout" svg:width="0.4cm" svg:height="0.4cm" svg:x="6.4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4.2cm" svg:y1="15.4cm" svg:x2="6.4cm" svg:y2="16.4cm" draw:start-shape="id67" draw:start-glue-point="1" draw:end-shape="id99" draw:end-glue-point="3" svg:d="M4200 15400h1100v1000h1100" svg:viewBox="0 0 2201 1001">
          <text:p/>
        </draw:connector>
        <draw:custom-shape draw:style-name="gr29" draw:text-style-name="P17" xml:id="id100" draw:id="id100" draw:layer="layout" svg:width="1cm" svg:height="0.4cm" svg:x="5cm" svg:y="16.6cm">
          <text:p text:style-name="P16"><text:span text:style-name="T4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6cm" svg:y1="16.8cm" svg:x2="6.4cm" svg:y2="16.8cm" draw:start-shape="id100" draw:start-glue-point="7" draw:end-shape="id101" draw:end-glue-point="3" svg:d="M6000 16800h400" svg:viewBox="0 0 401 1">
          <text:p/>
        </draw:connector>
        <draw:frame draw:style-name="gr47" draw:text-style-name="P30" draw:layer="layout" svg:width="2cm" svg:height="0.476cm" svg:x="6.8cm" svg:y="15.924cm">
          <draw:text-box>
            <text:p text:style-name="P29">Neq:ATrcCmpVar</text:p>
          </draw:text-box>
        </draw:frame>
        <draw:custom-shape draw:style-name="gr28" draw:text-style-name="P22" draw:layer="layout" svg:width="0.4cm" svg:height="0.4cm" svg:x="2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xml:id="id73" draw:id="id73" draw:layer="layout" svg:width="0.4cm" svg:height="0.4cm" svg:x="8.8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xml:id="id71" draw:id="id71" draw:layer="layout" svg:width="0.4cm" svg:height="0.4cm" svg:x="8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7cm" svg:y1="16.6cm" svg:x2="10.8cm" svg:y2="16.2cm" draw:start-shape="id102" draw:start-glue-point="6" draw:end-shape="id75" draw:end-glue-point="4" svg:d="M7000 16600h1901v-400h1899" svg:viewBox="0 0 3801 4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1:08:01.370695770</meta:creation-date>
    <dc:date>2021-03-06T16:33:47.276670294</dc:date>
    <meta:editing-duration>P3DT19H27M41S</meta:editing-duration>
    <meta:editing-cycles>30</meta:editing-cycles>
    <meta:generator>LibreOffice/6.4.6.2$Linux_X86_64 LibreOffice_project/40$Build-2</meta:generator>
    <meta:document-statistic meta:object-count="292"/>
  </office:meta>
</office:document-meta>
</file>